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_21315__20998__20301__91_0_93__32_2" style:data-style-name="N49">
      <style:text-properties style:font-name="Times New Roman" style:font-name-asian="Times New Roman" style:font-name-complex="Times New Roman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" style:family="table-cell" style:parent-style-name="_21315__20998__20301__91_0_93__32_2" style:data-style-name="N49">
      <style:table-cell-properties fo:border-top="none" fo:border-bottom="thin solid #000000" fo:border-left="none" fo:border-right="none" style:vertical-align="automatic" style:cell-protect="non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" style:family="table-cell" style:parent-style-name="_21315__20998__20301__91_0_93__32_2" style:data-style-name="N49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" style:family="table-cell" style:parent-style-name="_21315__20998__20301__91_0_93__32_2" style:data-style-name="N49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" style:family="table-cell" style:parent-style-name="_21315__20998__20301__91_0_93__32_2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" style:family="table-cell" style:parent-style-name="_21315__20998__20301__91_0_93__32_2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9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1" style:family="table-cell" style:parent-style-name="_19968__33324__06_20154__21475__22686__21152__38__20986__29983__27515__20129__32080__38626__23130__21450__29575_103.01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" style:family="table-cell" style:parent-style-name="_21315__20998__20301__91_0_93__32_2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4" style:family="table-cell" style:parent-style-name="_19968__33324__06_20154__21475__22686__21152__38__20986__29983__27515__20129__32080__38626__23130__21450__29575_103.01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5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6" style:family="table-cell" style:parent-style-name="_19968__33324__06_20154__21475__22686__21152__38__20986__29983__27515__20129__32080__38626__23130__21450__29575_103.01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0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style:font-name="Times New Roman" style:font-name-asian="Times New Roman" style:font-name-complex="Times New Roman"/>
    </style:style>
    <style:style style:name="ce3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2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3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34" style:family="table-cell" style:parent-style-name="_21315__20998__20301__91_0_93__32_2" style:data-style-name="N49">
      <style:table-cell-properties style:vertical-align="middle"/>
      <style:text-properties style:font-name="Times New Roman" style:font-name-asian="Times New Roman" style:font-name-complex="Times New Roman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7pt" style:font-size-asian="17pt" style:font-size-complex="17pt"/>
    </style:style>
    <style:style style:name="ce45" style:family="table-cell" style:parent-style-name="_21315__20998__20301__91_0_93__32_2" style:data-style-name="N49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6" style:family="table-cell" style:parent-style-name="_21315__20998__20301__91_0_93__32_2" style:data-style-name="N49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7" style:family="table-cell" style:parent-style-name="_21315__20998__20301__91_0_93__32_2" style:data-style-name="N49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8" style:family="table-cell" style:parent-style-name="_21315__20998__20301__91_0_93__32_2" style:data-style-name="N49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9" style:family="table-cell" style:parent-style-name="_21315__20998__20301__91_0_93__32_2" style:data-style-name="N49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3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4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_32_2" style:data-style-name="N49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21315__20998__20301__91_0_93__32_2" style:data-style-name="N49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7" style:family="table-cell" style:parent-style-name="_21315__20998__20301__91_0_93__32_2" style:data-style-name="N49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9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_人口增加&amp;生死結離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33" table:default-cell-style-name="ce1"/>
        <table:table-row table:style-name="ro1">
          <table:table-cell office:value-type="string" table:number-columns-spanned="23" table:number-rows-spanned="1" table:style-name="ce43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1">
            <draw:frame draw:z-index="1" draw:id="id0" draw:style-name="a2" draw:name="Text Box 1" svg:x="0in" svg:y="0.31667in" svg:width="0in" svg:height="0.29444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361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office:value-type="string" table:number-columns-spanned="8" table:number-rows-spanned="1" table:style-name="ce45">
            <text:p><text:s text:c="6"/>中 華 民 國 108 年 6 月 份</text:p>
          </table:table-cell>
          <table:covered-table-cell table:number-columns-repeated="7"/>
          <table:table-cell table:number-columns-repeated="5" table:style-name="ce4"/>
          <table:table-cell table:number-columns-repeated="2" table:style-name="ce5"/>
          <table:table-cell table:style-name="ce1"/>
          <table:table-cell office:value-type="string" table:style-name="ce6">
            <text:p><text:s text:c="14"/>單位：人；‰；對</text:p>
          </table:table-cell>
          <table:table-cell table:number-columns-repeated="16361"/>
        </table:table-row>
        <table:table-row table:style-name="ro3">
          <table:table-cell table:style-name="ce7"/>
          <table:table-cell office:value-type="string" table:number-columns-spanned="3" table:number-rows-spanned="1" table:style-name="ce55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5">
            <text:p>自　然　增　加<text:span text:style-name="T3"><text:s/></text:span></text:p>
          </table:table-cell>
          <table:covered-table-cell table:number-columns-repeated="2"/>
          <table:table-cell office:value-type="string" table:number-columns-spanned="3" table:number-rows-spanned="1" table:style-name="ce55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6">
            <text:p><text:s/><text:span text:style-name="T1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5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7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/>
        </table:table-row>
        <table:table-row table:style-name="ro4">
          <table:table-cell office:value-type="string" table:style-name="ce8">
            <text:p>區 <text:s/>域 <text:s/>別</text:p>
          </table:table-cell>
          <table:table-cell office:value-type="string" table:style-name="ce35">
            <text:p>月增加</text:p>
          </table:table-cell>
          <table:table-cell office:value-type="string" table:number-columns-spanned="1" table:number-rows-spanned="2" table:style-name="ce53">
            <text:p>月增加率</text:p>
          </table:table-cell>
          <table:table-cell office:value-type="string" table:style-name="ce38">
            <text:p>折合年</text:p>
          </table:table-cell>
          <table:table-cell office:value-type="string" table:number-columns-spanned="1" table:number-rows-spanned="2" table:style-name="ce54">
            <text:p>人口數</text:p>
          </table:table-cell>
          <table:table-cell office:value-type="string" table:number-columns-spanned="1" table:number-rows-spanned="2" table:style-name="ce53">
            <text:p>月增加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4">
            <text:p>出生數</text:p>
          </table:table-cell>
          <table:table-cell office:value-type="string" table:number-columns-spanned="1" table:number-rows-spanned="2" table:style-name="ce53">
            <text:p>月出生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4">
            <text:p>死亡數</text:p>
          </table:table-cell>
          <table:table-cell office:value-type="string" table:number-columns-spanned="1" table:number-rows-spanned="2" table:style-name="ce53">
            <text:p>月死亡</text:p>
            <text:p>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4">
            <text:p>合計</text:p>
          </table:table-cell>
          <table:table-cell office:value-type="string" table:number-columns-spanned="1" table:number-rows-spanned="2" table:style-name="ce53">
            <text:p>不同</text:p>
            <text:p>性別</text:p>
          </table:table-cell>
          <table:table-cell office:value-type="string" table:number-columns-spanned="1" table:number-rows-spanned="2" table:style-name="ce53">
            <text:p>相同</text:p>
            <text:p>性別</text:p>
          </table:table-cell>
          <table:table-cell office:value-type="string" table:number-columns-spanned="1" table:number-rows-spanned="2" table:style-name="ce53">
            <text:p>月結婚率</text:p>
          </table:table-cell>
          <table:table-cell office:value-type="string" table:style-name="ce9">
            <text:p>折合年</text:p>
          </table:table-cell>
          <table:table-cell office:value-type="string" table:number-columns-spanned="1" table:number-rows-spanned="2" table:style-name="ce54">
            <text:p>合計</text:p>
          </table:table-cell>
          <table:table-cell office:value-type="string" table:number-columns-spanned="1" table:number-rows-spanned="2" table:style-name="ce53">
            <text:p>不同</text:p>
            <text:p>性別</text:p>
          </table:table-cell>
          <table:table-cell office:value-type="string" table:number-columns-spanned="1" table:number-rows-spanned="2" table:style-name="ce53">
            <text:p>相同</text:p>
            <text:p>性別</text:p>
          </table:table-cell>
          <table:table-cell office:value-type="string" table:number-columns-spanned="1" table:number-rows-spanned="2" table:style-name="ce53">
            <text:p>月離婚</text:p>
            <text:p>率</text:p>
          </table:table-cell>
          <table:table-cell office:value-type="string" table:style-name="ce9">
            <text:p>折合年</text:p>
          </table:table-cell>
          <table:table-cell table:number-columns-repeated="16361"/>
        </table:table-row>
        <table:table-row table:style-name="ro4">
          <table:table-cell table:style-name="ce10"/>
          <table:table-cell office:value-type="string" table:style-name="ce36">
            <text:p>人口數</text:p>
          </table:table-cell>
          <table:covered-table-cell/>
          <table:table-cell office:value-type="string" table:style-name="ce39">
            <text:p>增加率</text:p>
          </table:table-cell>
          <table:covered-table-cell/>
          <table:covered-table-cell/>
          <table:table-cell office:value-type="string" table:style-name="ce11">
            <text:p>增加率</text:p>
          </table:table-cell>
          <table:covered-table-cell/>
          <table:covered-table-cell/>
          <table:table-cell office:value-type="string" table:style-name="ce11">
            <text:p>出生率</text:p>
          </table:table-cell>
          <table:covered-table-cell/>
          <table:covered-table-cell/>
          <table:table-cell office:value-type="string" table:style-name="ce11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11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11">
            <text:p>離婚率</text:p>
          </table:table-cell>
          <table:table-cell table:number-columns-repeated="16361"/>
        </table:table-row>
        <table:table-row table:style-name="ro5">
          <table:table-cell office:value-type="string" table:style-name="ce12">
            <text:p>總 <text:s text:c="3"/>計</text:p>
          </table:table-cell>
          <table:table-cell office:value-type="float" office:value="1161" table:style-name="ce13">
            <text:p><text:s text:c="3"/>1,161<text:s/></text:p>
          </table:table-cell>
          <table:table-cell office:value-type="float" office:value="4.9216040614043235E-2" table:style-name="ce14">
            <text:p><text:s text:c="3"/>0.05<text:s/></text:p>
          </table:table-cell>
          <table:table-cell office:value-type="float" office:value="0.59879516080419259" table:style-name="ce14">
            <text:p><text:s text:c="3"/>0.60<text:s/></text:p>
          </table:table-cell>
          <table:table-cell office:value-type="float" office:value="-416" table:style-name="ce13">
            <text:p><text:s/>－416<text:s/></text:p>
          </table:table-cell>
          <table:table-cell office:value-type="float" office:value="-1.7634688109769151E-2" table:style-name="ce14">
            <text:p><text:s/>－0.02<text:s/></text:p>
          </table:table-cell>
          <table:table-cell office:value-type="float" office:value="-0.21" table:style-name="ce14">
            <text:p><text:s/>－0.21<text:s/></text:p>
          </table:table-cell>
          <table:table-cell office:value-type="float" office:value="12886" table:style-name="ce13">
            <text:p><text:s text:c="3"/>12,886<text:s/></text:p>
          </table:table-cell>
          <table:table-cell office:value-type="float" office:value="0.54625142063097432" table:style-name="ce14">
            <text:p><text:s text:c="3"/>0.55<text:s/></text:p>
          </table:table-cell>
          <table:table-cell office:value-type="float" office:value="6.65" table:style-name="ce14">
            <text:p><text:s text:c="3"/>6.65<text:s/></text:p>
          </table:table-cell>
          <table:table-cell office:value-type="float" office:value="13302" table:style-name="ce13">
            <text:p><text:s text:c="3"/>13,302<text:s/></text:p>
          </table:table-cell>
          <table:table-cell office:value-type="float" office:value="0.56388610874074341" table:style-name="ce14">
            <text:p><text:s text:c="3"/>0.56<text:s/></text:p>
          </table:table-cell>
          <table:table-cell office:value-type="float" office:value="6.86" table:style-name="ce14">
            <text:p><text:s text:c="3"/>6.86<text:s/></text:p>
          </table:table-cell>
          <table:table-cell office:value-type="float" office:value="11326" table:style-name="ce13">
            <text:p><text:s text:c="3"/>11,326<text:s/></text:p>
          </table:table-cell>
          <table:table-cell office:value-type="float" office:value="10810" table:style-name="ce13">
            <text:p><text:s text:c="3"/>10,810<text:s/></text:p>
          </table:table-cell>
          <table:table-cell office:value-type="float" office:value="516" table:style-name="ce13">
            <text:p><text:s text:c="3"/>516<text:s/></text:p>
          </table:table-cell>
          <table:table-cell office:value-type="float" office:value="0.48012134021933994" table:style-name="ce14">
            <text:p><text:s text:c="3"/>0.48<text:s/></text:p>
          </table:table-cell>
          <table:table-cell office:value-type="float" office:value="5.84" table:style-name="ce14">
            <text:p><text:s text:c="3"/>5.84<text:s/></text:p>
          </table:table-cell>
          <table:table-cell office:value-type="float" office:value="4400" table:style-name="ce13">
            <text:p><text:s text:c="3"/>4,400<text:s/></text:p>
          </table:table-cell>
          <table:table-cell office:value-type="float" office:value="4398" table:style-name="ce13">
            <text:p><text:s text:c="3"/>4,398<text:s/></text:p>
          </table:table-cell>
          <table:table-cell office:value-type="float" office:value="2" table:style-name="ce13">
            <text:p><text:s text:c="3"/>2<text:s/></text:p>
          </table:table-cell>
          <table:table-cell office:value-type="float" office:value="0.18652073962255833" table:style-name="ce14">
            <text:p><text:s text:c="3"/>0.19<text:s/></text:p>
          </table:table-cell>
          <table:table-cell office:value-type="float" office:value="2.27" table:style-name="ce15">
            <text:p><text:s text:c="3"/>2.27<text:s/></text:p>
          </table:table-cell>
          <table:table-cell table:number-columns-repeated="16361"/>
        </table:table-row>
        <table:table-row table:style-name="ro6">
          <table:table-cell office:value-type="string" table:style-name="ce12">
            <text:p>新北市</text:p>
          </table:table-cell>
          <table:table-cell office:value-type="float" office:value="1301" table:style-name="ce13">
            <text:p><text:s text:c="3"/>1,301<text:s/></text:p>
          </table:table-cell>
          <table:table-cell office:value-type="float" office:value="0.32498213347648203" table:style-name="ce14">
            <text:p><text:s text:c="3"/>0.32<text:s/></text:p>
          </table:table-cell>
          <table:table-cell office:value-type="float" office:value="3.9539492906305309" table:style-name="ce14">
            <text:p><text:s text:c="3"/>3.95<text:s/></text:p>
          </table:table-cell>
          <table:table-cell office:value-type="float" office:value="88" table:style-name="ce16">
            <text:p><text:s text:c="3"/>88<text:s/></text:p>
          </table:table-cell>
          <table:table-cell office:value-type="float" office:value="2.1981881434227836E-2" table:style-name="ce14">
            <text:p><text:s text:c="3"/>0.02<text:s/></text:p>
          </table:table-cell>
          <table:table-cell office:value-type="float" office:value="0.27" table:style-name="ce14">
            <text:p><text:s text:c="3"/>0.27<text:s/></text:p>
          </table:table-cell>
          <table:table-cell office:value-type="float" office:value="2053" table:style-name="ce16">
            <text:p><text:s text:c="3"/>2,053<text:s/></text:p>
          </table:table-cell>
          <table:table-cell office:value-type="float" office:value="0.51282730209624716" table:style-name="ce14">
            <text:p><text:s text:c="3"/>0.51<text:s/></text:p>
          </table:table-cell>
          <table:table-cell office:value-type="float" office:value="6.24" table:style-name="ce14">
            <text:p><text:s text:c="3"/>6.24<text:s/></text:p>
          </table:table-cell>
          <table:table-cell office:value-type="float" office:value="1965" table:style-name="ce16">
            <text:p><text:s text:c="3"/>1,965<text:s/></text:p>
          </table:table-cell>
          <table:table-cell office:value-type="float" office:value="0.4908454206620193" table:style-name="ce14">
            <text:p><text:s text:c="3"/>0.49<text:s/></text:p>
          </table:table-cell>
          <table:table-cell office:value-type="float" office:value="5.97" table:style-name="ce14">
            <text:p><text:s text:c="3"/>5.97<text:s/></text:p>
          </table:table-cell>
          <table:table-cell office:value-type="float" office:value="2159" table:style-name="ce16">
            <text:p><text:s text:c="3"/>2,159<text:s/></text:p>
          </table:table-cell>
          <table:table-cell office:value-type="float" office:value="2060" table:style-name="ce16">
            <text:p><text:s text:c="3"/>2,060<text:s/></text:p>
          </table:table-cell>
          <table:table-cell office:value-type="float" office:value="99" table:style-name="ce16">
            <text:p><text:s text:c="3"/>99<text:s/></text:p>
          </table:table-cell>
          <table:table-cell office:value-type="float" office:value="0.53930547746020341" table:style-name="ce14">
            <text:p><text:s text:c="3"/>0.54<text:s/></text:p>
          </table:table-cell>
          <table:table-cell office:value-type="float" office:value="6.56" table:style-name="ce14">
            <text:p><text:s text:c="3"/>6.56<text:s/></text:p>
          </table:table-cell>
          <table:table-cell office:value-type="float" office:value="827" table:style-name="ce16">
            <text:p><text:s text:c="3"/>827<text:s/></text:p>
          </table:table-cell>
          <table:table-cell office:value-type="float" office:value="827" table:style-name="ce16">
            <text:p><text:s text:c="3"/>827<text:s/></text:p>
          </table:table-cell>
          <table:table-cell office:value-type="float" office:value="0" table:style-name="ce16">
            <text:p>－<text:s/></text:p>
          </table:table-cell>
          <table:table-cell office:value-type="float" office:value="0.20657972666030025" table:style-name="ce14">
            <text:p><text:s text:c="3"/>0.21<text:s/></text:p>
          </table:table-cell>
          <table:table-cell office:value-type="float" office:value="2.5099999999999998" table:style-name="ce15">
            <text:p><text:s text:c="3"/>2.51<text:s/></text:p>
          </table:table-cell>
          <table:table-cell table:number-columns-repeated="16361"/>
        </table:table-row>
        <table:table-row table:style-name="ro1">
          <table:table-cell office:value-type="string" table:style-name="ce12">
            <text:p>臺北市</text:p>
          </table:table-cell>
          <table:table-cell office:value-type="float" office:value="-963" table:style-name="ce13">
            <text:p><text:s/>－963<text:s/></text:p>
          </table:table-cell>
          <table:table-cell office:value-type="float" office:value="-0.36221867400883545" table:style-name="ce14">
            <text:p><text:s/>－0.36<text:s/></text:p>
          </table:table-cell>
          <table:table-cell office:value-type="float" office:value="-4.4069938671074977" table:style-name="ce14">
            <text:p><text:s/>－4.41<text:s/></text:p>
          </table:table-cell>
          <table:table-cell office:value-type="float" office:value="199" table:style-name="ce16">
            <text:p><text:s text:c="3"/>199<text:s/></text:p>
          </table:table-cell>
          <table:table-cell office:value-type="float" office:value="7.485100324793173E-2" table:style-name="ce14">
            <text:p><text:s text:c="3"/>0.07<text:s/></text:p>
          </table:table-cell>
          <table:table-cell office:value-type="float" office:value="0.91" table:style-name="ce14">
            <text:p><text:s text:c="3"/>0.91<text:s/></text:p>
          </table:table-cell>
          <table:table-cell office:value-type="float" office:value="1503" table:style-name="ce16">
            <text:p><text:s text:c="3"/>1,503<text:s/></text:p>
          </table:table-cell>
          <table:table-cell office:value-type="float" office:value="0.56533194915397678" table:style-name="ce14">
            <text:p><text:s text:c="3"/>0.57<text:s/></text:p>
          </table:table-cell>
          <table:table-cell office:value-type="float" office:value="6.88" table:style-name="ce14">
            <text:p><text:s text:c="3"/>6.88<text:s/></text:p>
          </table:table-cell>
          <table:table-cell office:value-type="float" office:value="1304" table:style-name="ce16">
            <text:p><text:s text:c="3"/>1,304<text:s/></text:p>
          </table:table-cell>
          <table:table-cell office:value-type="float" office:value="0.49048094590604507" table:style-name="ce14">
            <text:p><text:s text:c="3"/>0.49<text:s/></text:p>
          </table:table-cell>
          <table:table-cell office:value-type="float" office:value="5.97" table:style-name="ce14">
            <text:p><text:s text:c="3"/>5.97<text:s/></text:p>
          </table:table-cell>
          <table:table-cell office:value-type="float" office:value="1308" table:style-name="ce16">
            <text:p><text:s text:c="3"/>1,308<text:s/></text:p>
          </table:table-cell>
          <table:table-cell office:value-type="float" office:value="1219" table:style-name="ce16">
            <text:p><text:s text:c="3"/>1,219<text:s/></text:p>
          </table:table-cell>
          <table:table-cell office:value-type="float" office:value="89" table:style-name="ce16">
            <text:p><text:s text:c="3"/>89<text:s/></text:p>
          </table:table-cell>
          <table:table-cell office:value-type="float" office:value="0.491985488684898" table:style-name="ce14">
            <text:p><text:s text:c="3"/>0.49<text:s/></text:p>
          </table:table-cell>
          <table:table-cell office:value-type="float" office:value="5.99" table:style-name="ce14">
            <text:p><text:s text:c="3"/>5.99<text:s/></text:p>
          </table:table-cell>
          <table:table-cell office:value-type="float" office:value="403" table:style-name="ce16">
            <text:p><text:s text:c="3"/>403<text:s/></text:p>
          </table:table-cell>
          <table:table-cell office:value-type="float" office:value="403" table:style-name="ce16">
            <text:p><text:s text:c="3"/>403<text:s/></text:p>
          </table:table-cell>
          <table:table-cell office:value-type="float" office:value="0" table:style-name="ce16">
            <text:p>－<text:s/></text:p>
          </table:table-cell>
          <table:table-cell office:value-type="float" office:value="0.15158268496942959" table:style-name="ce14">
            <text:p><text:s text:c="3"/>0.15<text:s/></text:p>
          </table:table-cell>
          <table:table-cell office:value-type="float" office:value="1.84" table:style-name="ce15">
            <text:p><text:s text:c="3"/>1.84<text:s/></text:p>
          </table:table-cell>
          <table:table-cell table:number-columns-repeated="16361"/>
        </table:table-row>
        <table:table-row table:style-name="ro1">
          <table:table-cell office:value-type="string" table:style-name="ce12">
            <text:p>桃園市</text:p>
          </table:table-cell>
          <table:table-cell office:value-type="float" office:value="2382" table:style-name="ce13">
            <text:p><text:s text:c="3"/>2,382<text:s/></text:p>
          </table:table-cell>
          <table:table-cell office:value-type="float" office:value="1.0669065041433328" table:style-name="ce14">
            <text:p><text:s text:c="3"/>1.07<text:s/></text:p>
          </table:table-cell>
          <table:table-cell office:value-type="float" office:value="12.980695800410551" table:style-name="ce14">
            <text:p><text:s text:c="3"/>12.98<text:s/></text:p>
          </table:table-cell>
          <table:table-cell office:value-type="float" office:value="656" table:style-name="ce16">
            <text:p><text:s text:c="3"/>656<text:s/></text:p>
          </table:table-cell>
          <table:table-cell office:value-type="float" office:value="0.29382479711084225" table:style-name="ce14">
            <text:p><text:s text:c="3"/>0.29<text:s/></text:p>
          </table:table-cell>
          <table:table-cell office:value-type="float" office:value="3.57" table:style-name="ce14">
            <text:p><text:s text:c="3"/>3.57<text:s/></text:p>
          </table:table-cell>
          <table:table-cell office:value-type="float" office:value="1675" table:style-name="ce16">
            <text:p><text:s text:c="3"/>1,675<text:s/></text:p>
          </table:table-cell>
          <table:table-cell office:value-type="float" office:value="0.75023862067173896" table:style-name="ce14">
            <text:p><text:s text:c="3"/>0.75<text:s/></text:p>
          </table:table-cell>
          <table:table-cell office:value-type="float" office:value="9.1199999999999992" table:style-name="ce14">
            <text:p><text:s text:c="3"/>9.12<text:s/></text:p>
          </table:table-cell>
          <table:table-cell office:value-type="float" office:value="1019" table:style-name="ce16">
            <text:p><text:s text:c="3"/>1,019<text:s/></text:p>
          </table:table-cell>
          <table:table-cell office:value-type="float" office:value="0.45641382356089677" table:style-name="ce14">
            <text:p><text:s text:c="3"/>0.46<text:s/></text:p>
          </table:table-cell>
          <table:table-cell office:value-type="float" office:value="5.55" table:style-name="ce14">
            <text:p><text:s text:c="3"/>5.55<text:s/></text:p>
          </table:table-cell>
          <table:table-cell office:value-type="float" office:value="1252" table:style-name="ce16">
            <text:p><text:s text:c="3"/>1,252<text:s/></text:p>
          </table:table-cell>
          <table:table-cell office:value-type="float" office:value="1185" table:style-name="ce16">
            <text:p><text:s text:c="3"/>1,185<text:s/></text:p>
          </table:table-cell>
          <table:table-cell office:value-type="float" office:value="67" table:style-name="ce16">
            <text:p><text:s text:c="3"/>67<text:s/></text:p>
          </table:table-cell>
          <table:table-cell office:value-type="float" office:value="0.56077537497374164" table:style-name="ce14">
            <text:p><text:s text:c="3"/>0.56<text:s/></text:p>
          </table:table-cell>
          <table:table-cell office:value-type="float" office:value="6.82" table:style-name="ce14">
            <text:p><text:s text:c="3"/>6.82<text:s/></text:p>
          </table:table-cell>
          <table:table-cell office:value-type="float" office:value="495" table:style-name="ce16">
            <text:p><text:s text:c="3"/>495<text:s/></text:p>
          </table:table-cell>
          <table:table-cell office:value-type="float" office:value="495" table:style-name="ce16">
            <text:p><text:s text:c="3"/>495<text:s/></text:p>
          </table:table-cell>
          <table:table-cell office:value-type="float" office:value="0" table:style-name="ce16">
            <text:p>－<text:s/></text:p>
          </table:table-cell>
          <table:table-cell office:value-type="float" office:value="0.22171230879552886" table:style-name="ce14">
            <text:p><text:s text:c="3"/>0.22<text:s/></text:p>
          </table:table-cell>
          <table:table-cell office:value-type="float" office:value="2.7" table:style-name="ce15">
            <text:p><text:s text:c="3"/>2.70<text:s/></text:p>
          </table:table-cell>
          <table:table-cell table:number-columns-repeated="16361"/>
        </table:table-row>
        <table:table-row table:style-name="ro5">
          <table:table-cell office:value-type="string" table:style-name="ce12">
            <text:p>臺中市</text:p>
          </table:table-cell>
          <table:table-cell office:value-type="float" office:value="674" table:style-name="ce13">
            <text:p><text:s text:c="3"/>674<text:s/></text:p>
          </table:table-cell>
          <table:table-cell office:value-type="float" office:value="0.23989649569592228" table:style-name="ce14">
            <text:p><text:s text:c="3"/>0.24<text:s/></text:p>
          </table:table-cell>
          <table:table-cell office:value-type="float" office:value="2.9187406976337216" table:style-name="ce14">
            <text:p><text:s text:c="3"/>2.92<text:s/></text:p>
          </table:table-cell>
          <table:table-cell office:value-type="float" office:value="185" table:style-name="ce16">
            <text:p><text:s text:c="3"/>185<text:s/></text:p>
          </table:table-cell>
          <table:table-cell office:value-type="float" office:value="6.5846960984785805E-2" table:style-name="ce14">
            <text:p><text:s text:c="3"/>0.07<text:s/></text:p>
          </table:table-cell>
          <table:table-cell office:value-type="float" office:value="0.8" table:style-name="ce14">
            <text:p><text:s text:c="3"/>0.80<text:s/></text:p>
          </table:table-cell>
          <table:table-cell office:value-type="float" office:value="1549" table:style-name="ce16">
            <text:p><text:s text:c="3"/>1,549<text:s/></text:p>
          </table:table-cell>
          <table:table-cell office:value-type="float" office:value="0.55133482467801731" table:style-name="ce14">
            <text:p><text:s text:c="3"/>0.55<text:s/></text:p>
          </table:table-cell>
          <table:table-cell office:value-type="float" office:value="6.71" table:style-name="ce14">
            <text:p><text:s text:c="3"/>6.71<text:s/></text:p>
          </table:table-cell>
          <table:table-cell office:value-type="float" office:value="1364" table:style-name="ce16">
            <text:p><text:s text:c="3"/>1,364<text:s/></text:p>
          </table:table-cell>
          <table:table-cell office:value-type="float" office:value="0.48548786369323144" table:style-name="ce14">
            <text:p><text:s text:c="3"/>0.49<text:s/></text:p>
          </table:table-cell>
          <table:table-cell office:value-type="float" office:value="5.91" table:style-name="ce14">
            <text:p><text:s text:c="3"/>5.91<text:s/></text:p>
          </table:table-cell>
          <table:table-cell office:value-type="float" office:value="1426" table:style-name="ce16">
            <text:p><text:s text:c="3"/>1,426<text:s/></text:p>
          </table:table-cell>
          <table:table-cell office:value-type="float" office:value="1367" table:style-name="ce16">
            <text:p><text:s text:c="3"/>1,367<text:s/></text:p>
          </table:table-cell>
          <table:table-cell office:value-type="float" office:value="59" table:style-name="ce16">
            <text:p><text:s text:c="3"/>59<text:s/></text:p>
          </table:table-cell>
          <table:table-cell office:value-type="float" office:value="0.50755549386110554" table:style-name="ce14">
            <text:p><text:s text:c="3"/>0.51<text:s/></text:p>
          </table:table-cell>
          <table:table-cell office:value-type="float" office:value="6.17" table:style-name="ce14">
            <text:p><text:s text:c="3"/>6.17<text:s/></text:p>
          </table:table-cell>
          <table:table-cell office:value-type="float" office:value="546" table:style-name="ce16">
            <text:p><text:s text:c="3"/>546<text:s/></text:p>
          </table:table-cell>
          <table:table-cell office:value-type="float" office:value="546" table:style-name="ce16">
            <text:p><text:s text:c="3"/>546<text:s/></text:p>
          </table:table-cell>
          <table:table-cell office:value-type="float" office:value="0" table:style-name="ce16">
            <text:p>－<text:s/></text:p>
          </table:table-cell>
          <table:table-cell office:value-type="float" office:value="0.19433751728482726" table:style-name="ce14">
            <text:p><text:s text:c="3"/>0.19<text:s/></text:p>
          </table:table-cell>
          <table:table-cell office:value-type="float" office:value="2.36" table:style-name="ce15">
            <text:p><text:s text:c="3"/>2.36<text:s/></text:p>
          </table:table-cell>
          <table:table-cell table:number-columns-repeated="16361"/>
        </table:table-row>
        <table:table-row table:style-name="ro1">
          <table:table-cell office:value-type="string" table:style-name="ce12">
            <text:p>臺南市</text:p>
          </table:table-cell>
          <table:table-cell office:value-type="float" office:value="-311" table:style-name="ce13">
            <text:p><text:s/>－311<text:s/></text:p>
          </table:table-cell>
          <table:table-cell office:value-type="float" office:value="-0.16519496192548272" table:style-name="ce14">
            <text:p><text:s/>－0.17<text:s/></text:p>
          </table:table-cell>
          <table:table-cell office:value-type="float" office:value="-2.0098720367600396" table:style-name="ce14">
            <text:p><text:s/>－2.01<text:s/></text:p>
          </table:table-cell>
          <table:table-cell office:value-type="float" office:value="-305" table:style-name="ce16">
            <text:p><text:s/>－305<text:s/></text:p>
          </table:table-cell>
          <table:table-cell office:value-type="float" office:value="-0.16200792085939625" table:style-name="ce14">
            <text:p><text:s/>－0.16<text:s/></text:p>
          </table:table-cell>
          <table:table-cell office:value-type="float" office:value="-1.97" table:style-name="ce14">
            <text:p><text:s/>－1.97<text:s/></text:p>
          </table:table-cell>
          <table:table-cell office:value-type="float" office:value="858" table:style-name="ce16">
            <text:p><text:s text:c="3"/>858<text:s/></text:p>
          </table:table-cell>
          <table:table-cell office:value-type="float" office:value="0.45574687245036716" table:style-name="ce14">
            <text:p><text:s text:c="3"/>0.46<text:s/></text:p>
          </table:table-cell>
          <table:table-cell office:value-type="float" office:value="5.55" table:style-name="ce14">
            <text:p><text:s text:c="3"/>5.55<text:s/></text:p>
          </table:table-cell>
          <table:table-cell office:value-type="float" office:value="1163" table:style-name="ce16">
            <text:p><text:s text:c="3"/>1,163<text:s/></text:p>
          </table:table-cell>
          <table:table-cell office:value-type="float" office:value="0.61775479330976335" table:style-name="ce14">
            <text:p><text:s text:c="3"/>0.62<text:s/></text:p>
          </table:table-cell>
          <table:table-cell office:value-type="float" office:value="7.52" table:style-name="ce14">
            <text:p><text:s text:c="3"/>7.52<text:s/></text:p>
          </table:table-cell>
          <table:table-cell office:value-type="float" office:value="783" table:style-name="ce16">
            <text:p><text:s text:c="3"/>783<text:s/></text:p>
          </table:table-cell>
          <table:table-cell office:value-type="float" office:value="758" table:style-name="ce16">
            <text:p><text:s text:c="3"/>758<text:s/></text:p>
          </table:table-cell>
          <table:table-cell office:value-type="float" office:value="25" table:style-name="ce16">
            <text:p><text:s text:c="3"/>25<text:s/></text:p>
          </table:table-cell>
          <table:table-cell office:value-type="float" office:value="0.4159088591242861" table:style-name="ce14">
            <text:p><text:s text:c="3"/>0.42<text:s/></text:p>
          </table:table-cell>
          <table:table-cell office:value-type="float" office:value="5.0599999999999996" table:style-name="ce14">
            <text:p><text:s text:c="3"/>5.06<text:s/></text:p>
          </table:table-cell>
          <table:table-cell office:value-type="float" office:value="306" table:style-name="ce16">
            <text:p><text:s text:c="3"/>306<text:s/></text:p>
          </table:table-cell>
          <table:table-cell office:value-type="float" office:value="306" table:style-name="ce16">
            <text:p><text:s text:c="3"/>306<text:s/></text:p>
          </table:table-cell>
          <table:table-cell office:value-type="float" office:value="0" table:style-name="ce16">
            <text:p>－<text:s/></text:p>
          </table:table-cell>
          <table:table-cell office:value-type="float" office:value="0.16253909437041067" table:style-name="ce14">
            <text:p><text:s text:c="3"/>0.16<text:s/></text:p>
          </table:table-cell>
          <table:table-cell office:value-type="float" office:value="1.98" table:style-name="ce15">
            <text:p><text:s text:c="3"/>1.98<text:s/></text:p>
          </table:table-cell>
          <table:table-cell table:number-columns-repeated="16361"/>
        </table:table-row>
        <table:table-row table:style-name="ro1">
          <table:table-cell office:value-type="string" table:style-name="ce12">
            <text:p>高雄市</text:p>
          </table:table-cell>
          <table:table-cell office:value-type="float" office:value="151" table:style-name="ce13">
            <text:p><text:s text:c="3"/>151<text:s/></text:p>
          </table:table-cell>
          <table:table-cell office:value-type="float" office:value="5.44531497360645E-2" table:style-name="ce14">
            <text:p><text:s text:c="3"/>0.05<text:s/></text:p>
          </table:table-cell>
          <table:table-cell office:value-type="float" office:value="0.66251332178878475" table:style-name="ce14">
            <text:p><text:s text:c="3"/>0.66<text:s/></text:p>
          </table:table-cell>
          <table:table-cell office:value-type="float" office:value="-165" table:style-name="ce16">
            <text:p><text:s/>－165<text:s/></text:p>
          </table:table-cell>
          <table:table-cell office:value-type="float" office:value="-5.950178613543472E-2" table:style-name="ce14">
            <text:p><text:s/>－0.06<text:s/></text:p>
          </table:table-cell>
          <table:table-cell office:value-type="float" office:value="-0.72" table:style-name="ce14">
            <text:p><text:s/>－0.72<text:s/></text:p>
          </table:table-cell>
          <table:table-cell office:value-type="float" office:value="1443" table:style-name="ce16">
            <text:p><text:s text:c="3"/>1,443<text:s/></text:p>
          </table:table-cell>
          <table:table-cell office:value-type="float" office:value="0.52037016602080188" table:style-name="ce14">
            <text:p><text:s text:c="3"/>0.52<text:s/></text:p>
          </table:table-cell>
          <table:table-cell office:value-type="float" office:value="6.33" table:style-name="ce14">
            <text:p><text:s text:c="3"/>6.33<text:s/></text:p>
          </table:table-cell>
          <table:table-cell office:value-type="float" office:value="1608" table:style-name="ce16">
            <text:p><text:s text:c="3"/>1,608<text:s/></text:p>
          </table:table-cell>
          <table:table-cell office:value-type="float" office:value="0.57987195215623655" table:style-name="ce14">
            <text:p><text:s text:c="3"/>0.58<text:s/></text:p>
          </table:table-cell>
          <table:table-cell office:value-type="float" office:value="7.05" table:style-name="ce14">
            <text:p><text:s text:c="3"/>7.05<text:s/></text:p>
          </table:table-cell>
          <table:table-cell office:value-type="float" office:value="1170" table:style-name="ce16">
            <text:p><text:s text:c="3"/>1,170<text:s/></text:p>
          </table:table-cell>
          <table:table-cell office:value-type="float" office:value="1103" table:style-name="ce16">
            <text:p><text:s text:c="3"/>1,103<text:s/></text:p>
          </table:table-cell>
          <table:table-cell office:value-type="float" office:value="67" table:style-name="ce16">
            <text:p><text:s text:c="3"/>67<text:s/></text:p>
          </table:table-cell>
          <table:table-cell office:value-type="float" office:value="0.42192175623308259" table:style-name="ce14">
            <text:p><text:s text:c="3"/>0.42<text:s/></text:p>
          </table:table-cell>
          <table:table-cell office:value-type="float" office:value="5.13" table:style-name="ce14">
            <text:p><text:s text:c="3"/>5.13<text:s/></text:p>
          </table:table-cell>
          <table:table-cell office:value-type="float" office:value="516" table:style-name="ce16">
            <text:p><text:s text:c="3"/>516<text:s/></text:p>
          </table:table-cell>
          <table:table-cell office:value-type="float" office:value="516" table:style-name="ce16">
            <text:p><text:s text:c="3"/>516<text:s/></text:p>
          </table:table-cell>
          <table:table-cell office:value-type="float" office:value="0" table:style-name="ce16">
            <text:p>－<text:s/></text:p>
          </table:table-cell>
          <table:table-cell office:value-type="float" office:value="0.18607831300535949" table:style-name="ce14">
            <text:p><text:s text:c="3"/>0.19<text:s/></text:p>
          </table:table-cell>
          <table:table-cell office:value-type="float" office:value="2.2599999999999998" table:style-name="ce15">
            <text:p><text:s text:c="3"/>2.26<text:s/></text:p>
          </table:table-cell>
          <table:table-cell table:number-columns-repeated="16361"/>
        </table:table-row>
        <table:table-row table:style-name="ro7">
          <table:table-cell office:value-type="string" table:style-name="ce12">
            <text:p>臺灣省</text:p>
          </table:table-cell>
          <table:table-cell office:value-type="float" office:value="-1914" table:style-name="ce13">
            <text:p><text:s/>－1,914<text:s/></text:p>
          </table:table-cell>
          <table:table-cell office:value-type="float" office:value="-0.27043046341241139" table:style-name="ce14">
            <text:p><text:s/>－0.27<text:s/></text:p>
          </table:table-cell>
          <table:table-cell office:value-type="float" office:value="-3.2902373048510056" table:style-name="ce14">
            <text:p><text:s/>－3.29<text:s/></text:p>
          </table:table-cell>
          <table:table-cell office:value-type="float" office:value="-1116" table:style-name="ce16">
            <text:p><text:s/>－1,116<text:s/></text:p>
          </table:table-cell>
          <table:table-cell office:value-type="float" office:value="-0.15768045829062233" table:style-name="ce14">
            <text:p><text:s/>－0.16<text:s/></text:p>
          </table:table-cell>
          <table:table-cell office:value-type="float" office:value="-1.92" table:style-name="ce14">
            <text:p><text:s/>－1.92<text:s/></text:p>
          </table:table-cell>
          <table:table-cell office:value-type="float" office:value="3699" table:style-name="ce16">
            <text:p><text:s text:c="3"/>3,699<text:s/></text:p>
          </table:table-cell>
          <table:table-cell office:value-type="float" office:value="0.52263442223746592" table:style-name="ce14">
            <text:p><text:s text:c="3"/>0.52<text:s/></text:p>
          </table:table-cell>
          <table:table-cell office:value-type="float" office:value="6.36" table:style-name="ce14">
            <text:p><text:s text:c="3"/>6.36<text:s/></text:p>
          </table:table-cell>
          <table:table-cell office:value-type="float" office:value="4815" table:style-name="ce16">
            <text:p><text:s text:c="3"/>4,815<text:s/></text:p>
          </table:table-cell>
          <table:table-cell office:value-type="float" office:value="0.68031488052808831" table:style-name="ce14">
            <text:p><text:s text:c="3"/>0.68<text:s/></text:p>
          </table:table-cell>
          <table:table-cell office:value-type="float" office:value="8.2799999999999994" table:style-name="ce14">
            <text:p><text:s text:c="3"/>8.28<text:s/></text:p>
          </table:table-cell>
          <table:table-cell office:value-type="float" office:value="3171" table:style-name="ce16">
            <text:p><text:s text:c="3"/>3,171<text:s/></text:p>
          </table:table-cell>
          <table:table-cell office:value-type="float" office:value="3061" table:style-name="ce16">
            <text:p><text:s text:c="3"/>3,061<text:s/></text:p>
          </table:table-cell>
          <table:table-cell office:value-type="float" office:value="110" table:style-name="ce16">
            <text:p><text:s text:c="3"/>110<text:s/></text:p>
          </table:table-cell>
          <table:table-cell office:value-type="float" office:value="0.4480329150892145" table:style-name="ce14">
            <text:p><text:s text:c="3"/>0.45<text:s/></text:p>
          </table:table-cell>
          <table:table-cell office:value-type="float" office:value="5.45" table:style-name="ce14">
            <text:p><text:s text:c="3"/>5.45<text:s/></text:p>
          </table:table-cell>
          <table:table-cell office:value-type="float" office:value="1284" table:style-name="ce16">
            <text:p><text:s text:c="3"/>1,284<text:s/></text:p>
          </table:table-cell>
          <table:table-cell office:value-type="float" office:value="1282" table:style-name="ce16">
            <text:p><text:s text:c="3"/>1,282<text:s/></text:p>
          </table:table-cell>
          <table:table-cell office:value-type="float" office:value="2" table:style-name="ce16">
            <text:p><text:s text:c="3"/>2<text:s/></text:p>
          </table:table-cell>
          <table:table-cell office:value-type="float" office:value="0.18141730147415688" table:style-name="ce14">
            <text:p><text:s text:c="3"/>0.18<text:s/></text:p>
          </table:table-cell>
          <table:table-cell office:value-type="float" office:value="2.21" table:style-name="ce15">
            <text:p><text:s text:c="3"/>2.21<text:s/></text:p>
          </table:table-cell>
          <table:table-cell table:number-columns-repeated="16361"/>
        </table:table-row>
        <table:table-row table:style-name="ro8">
          <table:table-cell office:value-type="string" table:style-name="ce17">
            <text:p>宜蘭縣</text:p>
          </table:table-cell>
          <table:table-cell office:value-type="float" office:value="-19" table:style-name="ce18">
            <text:p><text:s/>－19<text:s/></text:p>
          </table:table-cell>
          <table:table-cell office:value-type="float" office:value="-4.1783495519269888E-2" table:style-name="ce19">
            <text:p><text:s/>－0.04<text:s/></text:p>
          </table:table-cell>
          <table:table-cell office:value-type="float" office:value="-0.50836586215111701" table:style-name="ce19">
            <text:p><text:s/>－0.51<text:s/></text:p>
          </table:table-cell>
          <table:table-cell office:value-type="float" office:value="-70" table:style-name="ce20">
            <text:p><text:s/>－70<text:s/></text:p>
          </table:table-cell>
          <table:table-cell office:value-type="float" office:value="-0.15393919401836276" table:style-name="ce19">
            <text:p><text:s/>－0.15<text:s/></text:p>
          </table:table-cell>
          <table:table-cell office:value-type="float" office:value="-1.87" table:style-name="ce19">
            <text:p><text:s/>－1.87<text:s/></text:p>
          </table:table-cell>
          <table:table-cell office:value-type="float" office:value="225" table:style-name="ce20">
            <text:p><text:s text:c="3"/>225<text:s/></text:p>
          </table:table-cell>
          <table:table-cell office:value-type="float" office:value="0.4948045522018803" table:style-name="ce19">
            <text:p><text:s text:c="3"/>0.49<text:s/></text:p>
          </table:table-cell>
          <table:table-cell office:value-type="float" office:value="6.02" table:style-name="ce19">
            <text:p><text:s text:c="3"/>6.02<text:s/></text:p>
          </table:table-cell>
          <table:table-cell office:value-type="float" office:value="295" table:style-name="ce20">
            <text:p><text:s text:c="3"/>295<text:s/></text:p>
          </table:table-cell>
          <table:table-cell office:value-type="float" office:value="0.648743746220243" table:style-name="ce19">
            <text:p><text:s text:c="3"/>0.65<text:s/></text:p>
          </table:table-cell>
          <table:table-cell office:value-type="float" office:value="7.89" table:style-name="ce19">
            <text:p><text:s text:c="3"/>7.89<text:s/></text:p>
          </table:table-cell>
          <table:table-cell office:value-type="float" office:value="217" table:style-name="ce20">
            <text:p><text:s text:c="3"/>217<text:s/></text:p>
          </table:table-cell>
          <table:table-cell office:value-type="float" office:value="211" table:style-name="ce20">
            <text:p><text:s text:c="3"/>211<text:s/></text:p>
          </table:table-cell>
          <table:table-cell office:value-type="float" office:value="6" table:style-name="ce20">
            <text:p><text:s text:c="3"/>6<text:s/></text:p>
          </table:table-cell>
          <table:table-cell office:value-type="float" office:value="0.47721150145692448" table:style-name="ce19">
            <text:p><text:s text:c="3"/>0.48<text:s/></text:p>
          </table:table-cell>
          <table:table-cell office:value-type="float" office:value="5.81" table:style-name="ce19">
            <text:p><text:s text:c="3"/>5.81<text:s/></text:p>
          </table:table-cell>
          <table:table-cell office:value-type="float" office:value="65" table:style-name="ce20">
            <text:p><text:s text:c="3"/>65<text:s/></text:p>
          </table:table-cell>
          <table:table-cell office:value-type="float" office:value="65" table:style-name="ce20">
            <text:p><text:s text:c="3"/>65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4294353730276541" table:style-name="ce19">
            <text:p><text:s text:c="3"/>0.14<text:s/></text:p>
          </table:table-cell>
          <table:table-cell office:value-type="float" office:value="1.74" table:style-name="ce21">
            <text:p><text:s text:c="3"/>1.74<text:s/></text:p>
          </table:table-cell>
          <table:table-cell table:number-columns-repeated="16361"/>
        </table:table-row>
        <table:table-row table:style-name="ro9">
          <table:table-cell office:value-type="string" table:style-name="ce17">
            <text:p>新竹縣</text:p>
          </table:table-cell>
          <table:table-cell office:value-type="float" office:value="417" table:style-name="ce18">
            <text:p><text:s text:c="3"/>417<text:s/></text:p>
          </table:table-cell>
          <table:table-cell office:value-type="float" office:value="0.74555216451493522" table:style-name="ce19">
            <text:p><text:s text:c="3"/>0.75<text:s/></text:p>
          </table:table-cell>
          <table:table-cell office:value-type="float" office:value="9.0708846682650446" table:style-name="ce19">
            <text:p><text:s text:c="3"/>9.07<text:s/></text:p>
          </table:table-cell>
          <table:table-cell office:value-type="float" office:value="29" table:style-name="ce20">
            <text:p><text:s text:c="3"/>29<text:s/></text:p>
          </table:table-cell>
          <table:table-cell office:value-type="float" office:value="5.1848951489048251E-2" table:style-name="ce19">
            <text:p><text:s text:c="3"/>0.05<text:s/></text:p>
          </table:table-cell>
          <table:table-cell office:value-type="float" office:value="0.63" table:style-name="ce19">
            <text:p><text:s text:c="3"/>0.63<text:s/></text:p>
          </table:table-cell>
          <table:table-cell office:value-type="float" office:value="323" table:style-name="ce20">
            <text:p><text:s text:c="3"/>323<text:s/></text:p>
          </table:table-cell>
          <table:table-cell office:value-type="float" office:value="0.57749004589526154" table:style-name="ce19">
            <text:p><text:s text:c="3"/>0.58<text:s/></text:p>
          </table:table-cell>
          <table:table-cell office:value-type="float" office:value="7.02" table:style-name="ce19">
            <text:p><text:s text:c="3"/>7.02<text:s/></text:p>
          </table:table-cell>
          <table:table-cell office:value-type="float" office:value="294" table:style-name="ce20">
            <text:p><text:s text:c="3"/>294<text:s/></text:p>
          </table:table-cell>
          <table:table-cell office:value-type="float" office:value="0.52564109440621332" table:style-name="ce19">
            <text:p><text:s text:c="3"/>0.53<text:s/></text:p>
          </table:table-cell>
          <table:table-cell office:value-type="float" office:value="6.39" table:style-name="ce19">
            <text:p><text:s text:c="3"/>6.39<text:s/></text:p>
          </table:table-cell>
          <table:table-cell office:value-type="float" office:value="313" table:style-name="ce20">
            <text:p><text:s text:c="3"/>313<text:s/></text:p>
          </table:table-cell>
          <table:table-cell office:value-type="float" office:value="305" table:style-name="ce20">
            <text:p><text:s text:c="3"/>305<text:s/></text:p>
          </table:table-cell>
          <table:table-cell office:value-type="float" office:value="8" table:style-name="ce20">
            <text:p><text:s text:c="3"/>8<text:s/></text:p>
          </table:table-cell>
          <table:table-cell office:value-type="float" office:value="0.55961109710593449" table:style-name="ce19">
            <text:p><text:s text:c="3"/>0.56<text:s/></text:p>
          </table:table-cell>
          <table:table-cell office:value-type="float" office:value="6.81" table:style-name="ce19">
            <text:p><text:s text:c="3"/>6.81<text:s/></text:p>
          </table:table-cell>
          <table:table-cell office:value-type="float" office:value="106" table:style-name="ce20">
            <text:p><text:s text:c="3"/>106<text:s/></text:p>
          </table:table-cell>
          <table:table-cell office:value-type="float" office:value="106" table:style-name="ce20">
            <text:p><text:s text:c="3"/>106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8951685716686603" table:style-name="ce19">
            <text:p><text:s text:c="3"/>0.19<text:s/></text:p>
          </table:table-cell>
          <table:table-cell office:value-type="float" office:value="2.2999999999999998" table:style-name="ce21">
            <text:p><text:s text:c="3"/>2.30<text:s/></text:p>
          </table:table-cell>
          <table:table-cell table:number-columns-repeated="16361"/>
        </table:table-row>
        <table:table-row table:style-name="ro9">
          <table:table-cell office:value-type="string" table:style-name="ce17">
            <text:p>苗栗縣</text:p>
          </table:table-cell>
          <table:table-cell office:value-type="float" office:value="-347" table:style-name="ce18">
            <text:p><text:s/>－347<text:s/></text:p>
          </table:table-cell>
          <table:table-cell office:value-type="float" office:value="-0.63432638011688425" table:style-name="ce19">
            <text:p><text:s/>－0.63<text:s/></text:p>
          </table:table-cell>
          <table:table-cell office:value-type="float" office:value="-7.717637624755425" table:style-name="ce19">
            <text:p><text:s/>－7.72<text:s/></text:p>
          </table:table-cell>
          <table:table-cell office:value-type="float" office:value="-164" table:style-name="ce20">
            <text:p><text:s/>－164<text:s/></text:p>
          </table:table-cell>
          <table:table-cell office:value-type="float" office:value="-0.29979690587656777" table:style-name="ce19">
            <text:p><text:s/>－0.30<text:s/></text:p>
          </table:table-cell>
          <table:table-cell office:value-type="float" office:value="-3.65" table:style-name="ce19">
            <text:p><text:s/>－3.65<text:s/></text:p>
          </table:table-cell>
          <table:table-cell office:value-type="float" office:value="231" table:style-name="ce20">
            <text:p><text:s text:c="3"/>231<text:s/></text:p>
          </table:table-cell>
          <table:table-cell office:value-type="float" office:value="0.42227491010662899" table:style-name="ce19">
            <text:p><text:s text:c="3"/>0.42<text:s/></text:p>
          </table:table-cell>
          <table:table-cell office:value-type="float" office:value="5.14" table:style-name="ce19">
            <text:p><text:s text:c="3"/>5.14<text:s/></text:p>
          </table:table-cell>
          <table:table-cell office:value-type="float" office:value="395" table:style-name="ce20">
            <text:p><text:s text:c="3"/>395<text:s/></text:p>
          </table:table-cell>
          <table:table-cell office:value-type="float" office:value="0.7220718159831967" table:style-name="ce19">
            <text:p><text:s text:c="3"/>0.72<text:s/></text:p>
          </table:table-cell>
          <table:table-cell office:value-type="float" office:value="8.7899999999999991" table:style-name="ce19">
            <text:p><text:s text:c="3"/>8.79<text:s/></text:p>
          </table:table-cell>
          <table:table-cell office:value-type="float" office:value="268" table:style-name="ce20">
            <text:p><text:s text:c="3"/>268<text:s/></text:p>
          </table:table-cell>
          <table:table-cell office:value-type="float" office:value="254" table:style-name="ce20">
            <text:p><text:s text:c="3"/>254<text:s/></text:p>
          </table:table-cell>
          <table:table-cell office:value-type="float" office:value="14" table:style-name="ce20">
            <text:p><text:s text:c="3"/>14<text:s/></text:p>
          </table:table-cell>
          <table:table-cell office:value-type="float" office:value="0.48991201692024483" table:style-name="ce19">
            <text:p><text:s text:c="3"/>0.49<text:s/></text:p>
          </table:table-cell>
          <table:table-cell office:value-type="float" office:value="5.96" table:style-name="ce19">
            <text:p><text:s text:c="3"/>5.96<text:s/></text:p>
          </table:table-cell>
          <table:table-cell office:value-type="float" office:value="110" table:style-name="ce20">
            <text:p><text:s text:c="3"/>110<text:s/></text:p>
          </table:table-cell>
          <table:table-cell office:value-type="float" office:value="109" table:style-name="ce20">
            <text:p><text:s text:c="3"/>109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20108329052696619" table:style-name="ce19">
            <text:p><text:s text:c="3"/>0.20<text:s/></text:p>
          </table:table-cell>
          <table:table-cell office:value-type="float" office:value="2.4500000000000002" table:style-name="ce21">
            <text:p><text:s text:c="3"/>2.45<text:s/></text:p>
          </table:table-cell>
          <table:table-cell table:number-columns-repeated="16361"/>
        </table:table-row>
        <table:table-row table:style-name="ro9">
          <table:table-cell office:value-type="string" table:style-name="ce17">
            <text:p>彰化縣</text:p>
          </table:table-cell>
          <table:table-cell office:value-type="float" office:value="-387" table:style-name="ce18">
            <text:p><text:s/>－387<text:s/></text:p>
          </table:table-cell>
          <table:table-cell office:value-type="float" office:value="-0.30350298915153268" table:style-name="ce19">
            <text:p><text:s/>－0.30<text:s/></text:p>
          </table:table-cell>
          <table:table-cell office:value-type="float" office:value="-3.6926197013436481" table:style-name="ce19">
            <text:p><text:s/>－3.69<text:s/></text:p>
          </table:table-cell>
          <table:table-cell office:value-type="float" office:value="90" table:style-name="ce20">
            <text:p><text:s text:c="3"/>90<text:s/></text:p>
          </table:table-cell>
          <table:table-cell office:value-type="float" office:value="7.0582090500356451E-2" table:style-name="ce19">
            <text:p><text:s text:c="3"/>0.07<text:s/></text:p>
          </table:table-cell>
          <table:table-cell office:value-type="float" office:value="0.86" table:style-name="ce19">
            <text:p><text:s text:c="3"/>0.86<text:s/></text:p>
          </table:table-cell>
          <table:table-cell office:value-type="float" office:value="890" table:style-name="ce20">
            <text:p><text:s text:c="3"/>890<text:s/></text:p>
          </table:table-cell>
          <table:table-cell office:value-type="float" office:value="0.69797845050352481" table:style-name="ce19">
            <text:p><text:s text:c="3"/>0.70<text:s/></text:p>
          </table:table-cell>
          <table:table-cell office:value-type="float" office:value="8.49" table:style-name="ce19">
            <text:p><text:s text:c="3"/>8.49<text:s/></text:p>
          </table:table-cell>
          <table:table-cell office:value-type="float" office:value="800" table:style-name="ce20">
            <text:p><text:s text:c="3"/>800<text:s/></text:p>
          </table:table-cell>
          <table:table-cell office:value-type="float" office:value="0.62739636000316834" table:style-name="ce19">
            <text:p><text:s text:c="3"/>0.63<text:s/></text:p>
          </table:table-cell>
          <table:table-cell office:value-type="float" office:value="7.63" table:style-name="ce19">
            <text:p><text:s text:c="3"/>7.63<text:s/></text:p>
          </table:table-cell>
          <table:table-cell office:value-type="float" office:value="508" table:style-name="ce20">
            <text:p><text:s text:c="3"/>508<text:s/></text:p>
          </table:table-cell>
          <table:table-cell office:value-type="float" office:value="500" table:style-name="ce20">
            <text:p><text:s text:c="3"/>500<text:s/></text:p>
          </table:table-cell>
          <table:table-cell office:value-type="float" office:value="8" table:style-name="ce20">
            <text:p><text:s text:c="3"/>8<text:s/></text:p>
          </table:table-cell>
          <table:table-cell office:value-type="float" office:value="0.39839668860201194" table:style-name="ce19">
            <text:p><text:s text:c="3"/>0.40<text:s/></text:p>
          </table:table-cell>
          <table:table-cell office:value-type="float" office:value="4.8499999999999996" table:style-name="ce19">
            <text:p><text:s text:c="3"/>4.85<text:s/></text:p>
          </table:table-cell>
          <table:table-cell office:value-type="float" office:value="201" table:style-name="ce20">
            <text:p><text:s text:c="3"/>201<text:s/></text:p>
          </table:table-cell>
          <table:table-cell office:value-type="float" office:value="201" table:style-name="ce20">
            <text:p><text:s text:c="3"/>201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5763333545079605" table:style-name="ce19">
            <text:p><text:s text:c="3"/>0.16<text:s/></text:p>
          </table:table-cell>
          <table:table-cell office:value-type="float" office:value="1.92" table:style-name="ce21">
            <text:p><text:s text:c="3"/>1.92<text:s/></text:p>
          </table:table-cell>
          <table:table-cell table:number-columns-repeated="16361" table:style-name="ce1"/>
        </table:table-row>
        <table:table-row table:style-name="ro5">
          <table:table-cell office:value-type="string" table:style-name="ce17">
            <text:p>南投縣</text:p>
          </table:table-cell>
          <table:table-cell office:value-type="float" office:value="-263" table:style-name="ce18">
            <text:p><text:s/>－263<text:s/></text:p>
          </table:table-cell>
          <table:table-cell office:value-type="float" office:value="-0.53072772255249767" table:style-name="ce19">
            <text:p><text:s/>－0.53<text:s/></text:p>
          </table:table-cell>
          <table:table-cell office:value-type="float" office:value="-6.4571872910553889" table:style-name="ce19">
            <text:p><text:s/>－6.46<text:s/></text:p>
          </table:table-cell>
          <table:table-cell office:value-type="float" office:value="-160" table:style-name="ce20">
            <text:p><text:s/>－160<text:s/></text:p>
          </table:table-cell>
          <table:table-cell office:value-type="float" office:value="-0.32287618102053089" table:style-name="ce19">
            <text:p><text:s/>－0.32<text:s/></text:p>
          </table:table-cell>
          <table:table-cell office:value-type="float" office:value="-3.93" table:style-name="ce19">
            <text:p><text:s/>－3.93<text:s/></text:p>
          </table:table-cell>
          <table:table-cell office:value-type="float" office:value="242" table:style-name="ce20">
            <text:p><text:s text:c="3"/>242<text:s/></text:p>
          </table:table-cell>
          <table:table-cell office:value-type="float" office:value="0.48835022379355292" table:style-name="ce19">
            <text:p><text:s text:c="3"/>0.49<text:s/></text:p>
          </table:table-cell>
          <table:table-cell office:value-type="float" office:value="5.94" table:style-name="ce19">
            <text:p><text:s text:c="3"/>5.94<text:s/></text:p>
          </table:table-cell>
          <table:table-cell office:value-type="float" office:value="402" table:style-name="ce20">
            <text:p><text:s text:c="3"/>402<text:s/></text:p>
          </table:table-cell>
          <table:table-cell office:value-type="float" office:value="0.81122640481408392" table:style-name="ce19">
            <text:p><text:s text:c="3"/>0.81<text:s/></text:p>
          </table:table-cell>
          <table:table-cell office:value-type="float" office:value="9.8699999999999992" table:style-name="ce19">
            <text:p><text:s text:c="3"/>9.87<text:s/></text:p>
          </table:table-cell>
          <table:table-cell office:value-type="float" office:value="213" table:style-name="ce20">
            <text:p><text:s text:c="3"/>213<text:s/></text:p>
          </table:table-cell>
          <table:table-cell office:value-type="float" office:value="206" table:style-name="ce20">
            <text:p><text:s text:c="3"/>206<text:s/></text:p>
          </table:table-cell>
          <table:table-cell office:value-type="float" office:value="7" table:style-name="ce20">
            <text:p><text:s text:c="3"/>7<text:s/></text:p>
          </table:table-cell>
          <table:table-cell office:value-type="float" office:value="0.42982891598358175" table:style-name="ce19">
            <text:p><text:s text:c="3"/>0.43<text:s/></text:p>
          </table:table-cell>
          <table:table-cell office:value-type="float" office:value="5.23" table:style-name="ce19">
            <text:p><text:s text:c="3"/>5.23<text:s/></text:p>
          </table:table-cell>
          <table:table-cell office:value-type="float" office:value="82" table:style-name="ce20">
            <text:p><text:s text:c="3"/>82<text:s/></text:p>
          </table:table-cell>
          <table:table-cell office:value-type="float" office:value="82" table:style-name="ce20">
            <text:p><text:s text:c="3"/>82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6547404277302208" table:style-name="ce19">
            <text:p><text:s text:c="3"/>0.17<text:s/></text:p>
          </table:table-cell>
          <table:table-cell office:value-type="float" office:value="2.0099999999999998" table:style-name="ce21">
            <text:p><text:s text:c="3"/>2.01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雲林縣</text:p>
          </table:table-cell>
          <table:table-cell office:value-type="float" office:value="-271" table:style-name="ce18">
            <text:p><text:s/>－271<text:s/></text:p>
          </table:table-cell>
          <table:table-cell office:value-type="float" office:value="-0.39643704038537775" table:style-name="ce19">
            <text:p><text:s/>－0.40<text:s/></text:p>
          </table:table-cell>
          <table:table-cell office:value-type="float" office:value="-4.8233173246887615" table:style-name="ce19">
            <text:p><text:s/>－4.82<text:s/></text:p>
          </table:table-cell>
          <table:table-cell office:value-type="float" office:value="-185" table:style-name="ce20">
            <text:p><text:s/>－185<text:s/></text:p>
          </table:table-cell>
          <table:table-cell office:value-type="float" office:value="-0.27063045192359736" table:style-name="ce19">
            <text:p><text:s/>－0.27<text:s/></text:p>
          </table:table-cell>
          <table:table-cell office:value-type="float" office:value="-3.29" table:style-name="ce19">
            <text:p><text:s/>－3.29<text:s/></text:p>
          </table:table-cell>
          <table:table-cell office:value-type="float" office:value="316" table:style-name="ce20">
            <text:p><text:s text:c="3"/>316<text:s/></text:p>
          </table:table-cell>
          <table:table-cell office:value-type="float" office:value="0.46226606923165819" table:style-name="ce19">
            <text:p><text:s text:c="3"/>0.46<text:s/></text:p>
          </table:table-cell>
          <table:table-cell office:value-type="float" office:value="5.63" table:style-name="ce19">
            <text:p><text:s text:c="3"/>5.63<text:s/></text:p>
          </table:table-cell>
          <table:table-cell office:value-type="float" office:value="501" table:style-name="ce20">
            <text:p><text:s text:c="3"/>501<text:s/></text:p>
          </table:table-cell>
          <table:table-cell office:value-type="float" office:value="0.73289652115525561" table:style-name="ce19">
            <text:p><text:s text:c="3"/>0.73<text:s/></text:p>
          </table:table-cell>
          <table:table-cell office:value-type="float" office:value="8.92" table:style-name="ce19">
            <text:p><text:s text:c="3"/>8.92<text:s/></text:p>
          </table:table-cell>
          <table:table-cell office:value-type="float" office:value="258" table:style-name="ce20">
            <text:p><text:s text:c="3"/>258<text:s/></text:p>
          </table:table-cell>
          <table:table-cell office:value-type="float" office:value="252" table:style-name="ce20">
            <text:p><text:s text:c="3"/>252<text:s/></text:p>
          </table:table-cell>
          <table:table-cell office:value-type="float" office:value="6" table:style-name="ce20">
            <text:p><text:s text:c="3"/>6<text:s/></text:p>
          </table:table-cell>
          <table:table-cell office:value-type="float" office:value="0.37741976538534117" table:style-name="ce19">
            <text:p><text:s text:c="3"/>0.38<text:s/></text:p>
          </table:table-cell>
          <table:table-cell office:value-type="float" office:value="4.59" table:style-name="ce19">
            <text:p><text:s text:c="3"/>4.59<text:s/></text:p>
          </table:table-cell>
          <table:table-cell office:value-type="float" office:value="119" table:style-name="ce20">
            <text:p><text:s text:c="3"/>119<text:s/></text:p>
          </table:table-cell>
          <table:table-cell office:value-type="float" office:value="119" table:style-name="ce20">
            <text:p><text:s text:c="3"/>119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7408120961571941" table:style-name="ce19">
            <text:p><text:s text:c="3"/>0.17<text:s/></text:p>
          </table:table-cell>
          <table:table-cell office:value-type="float" office:value="2.12" table:style-name="ce21">
            <text:p><text:s text:c="3"/>2.12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嘉義縣</text:p>
          </table:table-cell>
          <table:table-cell office:value-type="float" office:value="-285" table:style-name="ce18">
            <text:p><text:s/>－285<text:s/></text:p>
          </table:table-cell>
          <table:table-cell office:value-type="float" office:value="-0.56431732454186345" table:style-name="ce19">
            <text:p><text:s/>－0.56<text:s/></text:p>
          </table:table-cell>
          <table:table-cell office:value-type="float" office:value="-6.8658607819260062" table:style-name="ce19">
            <text:p><text:s/>－6.87<text:s/></text:p>
          </table:table-cell>
          <table:table-cell office:value-type="float" office:value="-192" table:style-name="ce20">
            <text:p><text:s/>－192<text:s/></text:p>
          </table:table-cell>
          <table:table-cell office:value-type="float" office:value="-0.38017167127030799" table:style-name="ce19">
            <text:p><text:s/>－0.38<text:s/></text:p>
          </table:table-cell>
          <table:table-cell office:value-type="float" office:value="-4.63" table:style-name="ce19">
            <text:p><text:s/>－4.63<text:s/></text:p>
          </table:table-cell>
          <table:table-cell office:value-type="float" office:value="212" table:style-name="ce20">
            <text:p><text:s text:c="3"/>212<text:s/></text:p>
          </table:table-cell>
          <table:table-cell office:value-type="float" office:value="0.41977288702763177" table:style-name="ce19">
            <text:p><text:s text:c="3"/>0.42<text:s/></text:p>
          </table:table-cell>
          <table:table-cell office:value-type="float" office:value="5.1100000000000003" table:style-name="ce19">
            <text:p><text:s text:c="3"/>5.11<text:s/></text:p>
          </table:table-cell>
          <table:table-cell office:value-type="float" office:value="404" table:style-name="ce20">
            <text:p><text:s text:c="3"/>404<text:s/></text:p>
          </table:table-cell>
          <table:table-cell office:value-type="float" office:value="0.79994455829793965" table:style-name="ce19">
            <text:p><text:s text:c="3"/>0.80<text:s/></text:p>
          </table:table-cell>
          <table:table-cell office:value-type="float" office:value="9.74" table:style-name="ce19">
            <text:p><text:s text:c="3"/>9.74<text:s/></text:p>
          </table:table-cell>
          <table:table-cell office:value-type="float" office:value="197" table:style-name="ce20">
            <text:p><text:s text:c="3"/>197<text:s/></text:p>
          </table:table-cell>
          <table:table-cell office:value-type="float" office:value="191" table:style-name="ce20">
            <text:p><text:s text:c="3"/>191<text:s/></text:p>
          </table:table-cell>
          <table:table-cell office:value-type="float" office:value="6" table:style-name="ce20">
            <text:p><text:s text:c="3"/>6<text:s/></text:p>
          </table:table-cell>
          <table:table-cell office:value-type="float" office:value="0.39007197520963893" table:style-name="ce19">
            <text:p><text:s text:c="3"/>0.39<text:s/></text:p>
          </table:table-cell>
          <table:table-cell office:value-type="float" office:value="4.75" table:style-name="ce19">
            <text:p><text:s text:c="3"/>4.75<text:s/></text:p>
          </table:table-cell>
          <table:table-cell office:value-type="float" office:value="89" table:style-name="ce20">
            <text:p><text:s text:c="3"/>89<text:s/></text:p>
          </table:table-cell>
          <table:table-cell office:value-type="float" office:value="89" table:style-name="ce20">
            <text:p><text:s text:c="3"/>89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7622541012009069" table:style-name="ce19">
            <text:p><text:s text:c="3"/>0.18<text:s/></text:p>
          </table:table-cell>
          <table:table-cell office:value-type="float" office:value="2.14" table:style-name="ce21">
            <text:p><text:s text:c="3"/>2.14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屏東縣</text:p>
          </table:table-cell>
          <table:table-cell office:value-type="float" office:value="-436" table:style-name="ce18">
            <text:p><text:s/>－436<text:s/></text:p>
          </table:table-cell>
          <table:table-cell office:value-type="float" office:value="-0.53023945905846015" table:style-name="ce19">
            <text:p><text:s/>－0.53<text:s/></text:p>
          </table:table-cell>
          <table:table-cell office:value-type="float" office:value="-6.4512467518779317" table:style-name="ce19">
            <text:p><text:s/>－6.45<text:s/></text:p>
          </table:table-cell>
          <table:table-cell office:value-type="float" office:value="-285" table:style-name="ce20">
            <text:p><text:s/>－285<text:s/></text:p>
          </table:table-cell>
          <table:table-cell office:value-type="float" office:value="-0.34660148126527784" table:style-name="ce19">
            <text:p><text:s/>－0.35<text:s/></text:p>
          </table:table-cell>
          <table:table-cell office:value-type="float" office:value="-4.22" table:style-name="ce19">
            <text:p><text:s/>－4.22<text:s/></text:p>
          </table:table-cell>
          <table:table-cell office:value-type="float" office:value="323" table:style-name="ce20">
            <text:p><text:s text:c="3"/>323<text:s/></text:p>
          </table:table-cell>
          <table:table-cell office:value-type="float" office:value="0.39281501210064818" table:style-name="ce19">
            <text:p><text:s text:c="3"/>0.39<text:s/></text:p>
          </table:table-cell>
          <table:table-cell office:value-type="float" office:value="4.78" table:style-name="ce19">
            <text:p><text:s text:c="3"/>4.78<text:s/></text:p>
          </table:table-cell>
          <table:table-cell office:value-type="float" office:value="608" table:style-name="ce20">
            <text:p><text:s text:c="3"/>608<text:s/></text:p>
          </table:table-cell>
          <table:table-cell office:value-type="float" office:value="0.73941649336592608" table:style-name="ce19">
            <text:p><text:s text:c="3"/>0.74<text:s/></text:p>
          </table:table-cell>
          <table:table-cell office:value-type="float" office:value="9" table:style-name="ce19">
            <text:p><text:s text:c="3"/>9.00<text:s/></text:p>
          </table:table-cell>
          <table:table-cell office:value-type="float" office:value="325" table:style-name="ce20">
            <text:p><text:s text:c="3"/>325<text:s/></text:p>
          </table:table-cell>
          <table:table-cell office:value-type="float" office:value="310" table:style-name="ce20">
            <text:p><text:s text:c="3"/>310<text:s/></text:p>
          </table:table-cell>
          <table:table-cell office:value-type="float" office:value="15" table:style-name="ce20">
            <text:p><text:s text:c="3"/>15<text:s/></text:p>
          </table:table-cell>
          <table:table-cell office:value-type="float" office:value="0.39524730319724666" table:style-name="ce19">
            <text:p><text:s text:c="3"/>0.40<text:s/></text:p>
          </table:table-cell>
          <table:table-cell office:value-type="float" office:value="4.8099999999999996" table:style-name="ce19">
            <text:p><text:s text:c="3"/>4.81<text:s/></text:p>
          </table:table-cell>
          <table:table-cell office:value-type="float" office:value="160" table:style-name="ce20">
            <text:p><text:s text:c="3"/>160<text:s/></text:p>
          </table:table-cell>
          <table:table-cell office:value-type="float" office:value="159" table:style-name="ce20">
            <text:p><text:s text:c="3"/>159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19458328772787525" table:style-name="ce19">
            <text:p><text:s text:c="3"/>0.19<text:s/></text:p>
          </table:table-cell>
          <table:table-cell office:value-type="float" office:value="2.37" table:style-name="ce21">
            <text:p><text:s text:c="3"/>2.37<text:s/></text:p>
          </table:table-cell>
          <table:table-cell table:number-columns-repeated="16361" table:style-name="ce1"/>
        </table:table-row>
        <table:table-row table:style-name="ro5">
          <table:table-cell office:value-type="string" table:style-name="ce17">
            <text:p>臺東縣</text:p>
          </table:table-cell>
          <table:table-cell office:value-type="float" office:value="-215" table:style-name="ce18">
            <text:p><text:s/>－215<text:s/></text:p>
          </table:table-cell>
          <table:table-cell office:value-type="float" office:value="-0.98652815505469493" table:style-name="ce19">
            <text:p><text:s/>－0.99<text:s/></text:p>
          </table:table-cell>
          <table:table-cell office:value-type="float" office:value="-12.002759219832123" table:style-name="ce19">
            <text:p><text:s/>－12.00<text:s/></text:p>
          </table:table-cell>
          <table:table-cell office:value-type="float" office:value="-61" table:style-name="ce20">
            <text:p><text:s/>－61<text:s/></text:p>
          </table:table-cell>
          <table:table-cell office:value-type="float" office:value="-0.27989868585272742" table:style-name="ce19">
            <text:p><text:s/>－0.28<text:s/></text:p>
          </table:table-cell>
          <table:table-cell office:value-type="float" office:value="-3.41" table:style-name="ce19">
            <text:p><text:s/>－3.41<text:s/></text:p>
          </table:table-cell>
          <table:table-cell office:value-type="float" office:value="108" table:style-name="ce20">
            <text:p><text:s text:c="3"/>108<text:s/></text:p>
          </table:table-cell>
          <table:table-cell office:value-type="float" office:value="0.49555832905073044" table:style-name="ce19">
            <text:p><text:s text:c="3"/>0.50<text:s/></text:p>
          </table:table-cell>
          <table:table-cell office:value-type="float" office:value="6.03" table:style-name="ce19">
            <text:p><text:s text:c="3"/>6.03<text:s/></text:p>
          </table:table-cell>
          <table:table-cell office:value-type="float" office:value="169" table:style-name="ce20">
            <text:p><text:s text:c="3"/>169<text:s/></text:p>
          </table:table-cell>
          <table:table-cell office:value-type="float" office:value="0.77545701490345798" table:style-name="ce19">
            <text:p><text:s text:c="3"/>0.78<text:s/></text:p>
          </table:table-cell>
          <table:table-cell office:value-type="float" office:value="9.44" table:style-name="ce19">
            <text:p><text:s text:c="3"/>9.44<text:s/></text:p>
          </table:table-cell>
          <table:table-cell office:value-type="float" office:value="103" table:style-name="ce20">
            <text:p><text:s text:c="3"/>103<text:s/></text:p>
          </table:table-cell>
          <table:table-cell office:value-type="float" office:value="98" table:style-name="ce20">
            <text:p><text:s text:c="3"/>98<text:s/></text:p>
          </table:table-cell>
          <table:table-cell office:value-type="float" office:value="5" table:style-name="ce20">
            <text:p><text:s text:c="3"/>5<text:s/></text:p>
          </table:table-cell>
          <table:table-cell office:value-type="float" office:value="0.47261581381690038" table:style-name="ce19">
            <text:p><text:s text:c="3"/>0.47<text:s/></text:p>
          </table:table-cell>
          <table:table-cell office:value-type="float" office:value="5.75" table:style-name="ce19">
            <text:p><text:s text:c="3"/>5.75<text:s/></text:p>
          </table:table-cell>
          <table:table-cell office:value-type="float" office:value="46" table:style-name="ce20">
            <text:p><text:s text:c="3"/>46<text:s/></text:p>
          </table:table-cell>
          <table:table-cell office:value-type="float" office:value="46" table:style-name="ce20">
            <text:p><text:s text:c="3"/>46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1107114015123707" table:style-name="ce19">
            <text:p><text:s text:c="3"/>0.21<text:s/></text:p>
          </table:table-cell>
          <table:table-cell office:value-type="float" office:value="2.57" table:style-name="ce21">
            <text:p><text:s text:c="3"/>2.57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花蓮縣</text:p>
          </table:table-cell>
          <table:table-cell office:value-type="float" office:value="-94" table:style-name="ce18">
            <text:p><text:s/>－94<text:s/></text:p>
          </table:table-cell>
          <table:table-cell office:value-type="float" office:value="-0.28739146386205205" table:style-name="ce19">
            <text:p><text:s/>－0.29<text:s/></text:p>
          </table:table-cell>
          <table:table-cell office:value-type="float" office:value="-3.4965961436549673" table:style-name="ce19">
            <text:p><text:s/>－3.50<text:s/></text:p>
          </table:table-cell>
          <table:table-cell office:value-type="float" office:value="-74" table:style-name="ce20">
            <text:p><text:s/>－74<text:s/></text:p>
          </table:table-cell>
          <table:table-cell office:value-type="float" office:value="-0.22624434389140272" table:style-name="ce19">
            <text:p><text:s/>－0.23<text:s/></text:p>
          </table:table-cell>
          <table:table-cell office:value-type="float" office:value="-2.75" table:style-name="ce19">
            <text:p><text:s/>－2.75<text:s/></text:p>
          </table:table-cell>
          <table:table-cell office:value-type="float" office:value="158" table:style-name="ce20">
            <text:p><text:s text:c="3"/>158<text:s/></text:p>
          </table:table-cell>
          <table:table-cell office:value-type="float" office:value="0.48306224776813012" table:style-name="ce19">
            <text:p><text:s text:c="3"/>0.48<text:s/></text:p>
          </table:table-cell>
          <table:table-cell office:value-type="float" office:value="5.88" table:style-name="ce19">
            <text:p><text:s text:c="3"/>5.88<text:s/></text:p>
          </table:table-cell>
          <table:table-cell office:value-type="float" office:value="232" table:style-name="ce20">
            <text:p><text:s text:c="3"/>232<text:s/></text:p>
          </table:table-cell>
          <table:table-cell office:value-type="float" office:value="0.7093065916595328" table:style-name="ce19">
            <text:p><text:s text:c="3"/>0.71<text:s/></text:p>
          </table:table-cell>
          <table:table-cell office:value-type="float" office:value="8.6300000000000008" table:style-name="ce19">
            <text:p><text:s text:c="3"/>8.63<text:s/></text:p>
          </table:table-cell>
          <table:table-cell office:value-type="float" office:value="164" table:style-name="ce20">
            <text:p><text:s text:c="3"/>164<text:s/></text:p>
          </table:table-cell>
          <table:table-cell office:value-type="float" office:value="149" table:style-name="ce20">
            <text:p><text:s text:c="3"/>149<text:s/></text:p>
          </table:table-cell>
          <table:table-cell office:value-type="float" office:value="15" table:style-name="ce20">
            <text:p><text:s text:c="3"/>15<text:s/></text:p>
          </table:table-cell>
          <table:table-cell office:value-type="float" office:value="0.50140638375932489" table:style-name="ce19">
            <text:p><text:s text:c="3"/>0.50<text:s/></text:p>
          </table:table-cell>
          <table:table-cell office:value-type="float" office:value="6.1" table:style-name="ce19">
            <text:p><text:s text:c="3"/>6.10<text:s/></text:p>
          </table:table-cell>
          <table:table-cell office:value-type="float" office:value="80" table:style-name="ce20">
            <text:p><text:s text:c="3"/>80<text:s/></text:p>
          </table:table-cell>
          <table:table-cell office:value-type="float" office:value="80" table:style-name="ce20">
            <text:p><text:s text:c="3"/>80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4458847988259755" table:style-name="ce19">
            <text:p><text:s text:c="3"/>0.24<text:s/></text:p>
          </table:table-cell>
          <table:table-cell office:value-type="float" office:value="2.98" table:style-name="ce21">
            <text:p><text:s text:c="3"/>2.98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澎湖縣</text:p>
          </table:table-cell>
          <table:table-cell office:value-type="float" office:value="-75" table:style-name="ce18">
            <text:p><text:s/>－75<text:s/></text:p>
          </table:table-cell>
          <table:table-cell office:value-type="float" office:value="-0.7159836182948135" table:style-name="ce19">
            <text:p><text:s/>－0.72<text:s/></text:p>
          </table:table-cell>
          <table:table-cell office:value-type="float" office:value="-8.7111340225868972" table:style-name="ce19">
            <text:p><text:s/>－8.71<text:s/></text:p>
          </table:table-cell>
          <table:table-cell office:value-type="float" office:value="6" table:style-name="ce20">
            <text:p><text:s text:c="3"/>6<text:s/></text:p>
          </table:table-cell>
          <table:table-cell office:value-type="float" office:value="5.7278689463585067E-2" table:style-name="ce19">
            <text:p><text:s text:c="3"/>0.06<text:s/></text:p>
          </table:table-cell>
          <table:table-cell office:value-type="float" office:value="0.7" table:style-name="ce19">
            <text:p><text:s text:c="3"/>0.70<text:s/></text:p>
          </table:table-cell>
          <table:table-cell office:value-type="float" office:value="78" table:style-name="ce20">
            <text:p><text:s text:c="3"/>78<text:s/></text:p>
          </table:table-cell>
          <table:table-cell office:value-type="float" office:value="0.74462296302660591" table:style-name="ce19">
            <text:p><text:s text:c="3"/>0.74<text:s/></text:p>
          </table:table-cell>
          <table:table-cell office:value-type="float" office:value="9.06" table:style-name="ce19">
            <text:p><text:s text:c="3"/>9.06<text:s/></text:p>
          </table:table-cell>
          <table:table-cell office:value-type="float" office:value="72" table:style-name="ce20">
            <text:p><text:s text:c="3"/>72<text:s/></text:p>
          </table:table-cell>
          <table:table-cell office:value-type="float" office:value="0.68734427356302086" table:style-name="ce19">
            <text:p><text:s text:c="3"/>0.69<text:s/></text:p>
          </table:table-cell>
          <table:table-cell office:value-type="float" office:value="8.3699999999999992" table:style-name="ce19">
            <text:p><text:s text:c="3"/>8.37<text:s/></text:p>
          </table:table-cell>
          <table:table-cell office:value-type="float" office:value="45" table:style-name="ce20">
            <text:p><text:s text:c="3"/>45<text:s/></text:p>
          </table:table-cell>
          <table:table-cell office:value-type="float" office:value="43" table:style-name="ce20">
            <text:p><text:s text:c="3"/>43<text:s/></text:p>
          </table:table-cell>
          <table:table-cell office:value-type="float" office:value="2" table:style-name="ce20">
            <text:p><text:s text:c="3"/>2<text:s/></text:p>
          </table:table-cell>
          <table:table-cell office:value-type="float" office:value="0.42959017097688806" table:style-name="ce19">
            <text:p><text:s text:c="3"/>0.43<text:s/></text:p>
          </table:table-cell>
          <table:table-cell office:value-type="float" office:value="5.23" table:style-name="ce19">
            <text:p><text:s text:c="3"/>5.23<text:s/></text:p>
          </table:table-cell>
          <table:table-cell office:value-type="float" office:value="17" table:style-name="ce20">
            <text:p><text:s text:c="3"/>17<text:s/></text:p>
          </table:table-cell>
          <table:table-cell office:value-type="float" office:value="17" table:style-name="ce20">
            <text:p><text:s text:c="3"/>17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6228962014682438" table:style-name="ce19">
            <text:p><text:s text:c="3"/>0.16<text:s/></text:p>
          </table:table-cell>
          <table:table-cell office:value-type="float" office:value="1.98" table:style-name="ce21">
            <text:p><text:s text:c="3"/>1.98<text:s/></text:p>
          </table:table-cell>
          <table:table-cell table:number-columns-repeated="16361" table:style-name="ce1"/>
        </table:table-row>
        <table:table-row table:style-name="ro8">
          <table:table-cell office:value-type="string" table:style-name="ce17">
            <text:p>基隆市</text:p>
          </table:table-cell>
          <table:table-cell office:value-type="float" office:value="-138" table:style-name="ce18">
            <text:p><text:s/>－138<text:s/></text:p>
          </table:table-cell>
          <table:table-cell office:value-type="float" office:value="-0.37336349100275151" table:style-name="ce19">
            <text:p><text:s/>－0.37<text:s/></text:p>
          </table:table-cell>
          <table:table-cell office:value-type="float" office:value="-4.5425891405334768" table:style-name="ce19">
            <text:p><text:s/>－4.54<text:s/></text:p>
          </table:table-cell>
          <table:table-cell office:value-type="float" office:value="-108" table:style-name="ce20">
            <text:p><text:s/>－108<text:s/></text:p>
          </table:table-cell>
          <table:table-cell office:value-type="float" office:value="-0.29219751469780553" table:style-name="ce19">
            <text:p><text:s/>－0.29<text:s/></text:p>
          </table:table-cell>
          <table:table-cell office:value-type="float" office:value="-3.56" table:style-name="ce19">
            <text:p><text:s/>－3.56<text:s/></text:p>
          </table:table-cell>
          <table:table-cell office:value-type="float" office:value="157" table:style-name="ce20">
            <text:p><text:s text:c="3"/>157<text:s/></text:p>
          </table:table-cell>
          <table:table-cell office:value-type="float" office:value="0.42476860932921728" table:style-name="ce19">
            <text:p><text:s text:c="3"/>0.42<text:s/></text:p>
          </table:table-cell>
          <table:table-cell office:value-type="float" office:value="5.17" table:style-name="ce19">
            <text:p><text:s text:c="3"/>5.17<text:s/></text:p>
          </table:table-cell>
          <table:table-cell office:value-type="float" office:value="265" table:style-name="ce20">
            <text:p><text:s text:c="3"/>265<text:s/></text:p>
          </table:table-cell>
          <table:table-cell office:value-type="float" office:value="0.71696612402702287" table:style-name="ce19">
            <text:p><text:s text:c="3"/>0.72<text:s/></text:p>
          </table:table-cell>
          <table:table-cell office:value-type="float" office:value="8.7200000000000006" table:style-name="ce19">
            <text:p><text:s text:c="3"/>8.72<text:s/></text:p>
          </table:table-cell>
          <table:table-cell office:value-type="float" office:value="195" table:style-name="ce20">
            <text:p><text:s text:c="3"/>195<text:s/></text:p>
          </table:table-cell>
          <table:table-cell office:value-type="float" office:value="188" table:style-name="ce20">
            <text:p><text:s text:c="3"/>188<text:s/></text:p>
          </table:table-cell>
          <table:table-cell office:value-type="float" office:value="7" table:style-name="ce20">
            <text:p><text:s text:c="3"/>7<text:s/></text:p>
          </table:table-cell>
          <table:table-cell office:value-type="float" office:value="0.52757884598214888" table:style-name="ce19">
            <text:p><text:s text:c="3"/>0.53<text:s/></text:p>
          </table:table-cell>
          <table:table-cell office:value-type="float" office:value="6.42" table:style-name="ce19">
            <text:p><text:s text:c="3"/>6.42<text:s/></text:p>
          </table:table-cell>
          <table:table-cell office:value-type="float" office:value="68" table:style-name="ce20">
            <text:p><text:s text:c="3"/>68<text:s/></text:p>
          </table:table-cell>
          <table:table-cell office:value-type="float" office:value="68" table:style-name="ce20">
            <text:p><text:s text:c="3"/>68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8397621295787758" table:style-name="ce19">
            <text:p><text:s text:c="3"/>0.18<text:s/></text:p>
          </table:table-cell>
          <table:table-cell office:value-type="float" office:value="2.2400000000000002" table:style-name="ce21">
            <text:p><text:s text:c="3"/>2.24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新竹市</text:p>
          </table:table-cell>
          <table:table-cell office:value-type="float" office:value="278" table:style-name="ce18">
            <text:p><text:s text:c="3"/>278<text:s/></text:p>
          </table:table-cell>
          <table:table-cell office:value-type="float" office:value="0.62181126015196353" table:style-name="ce19">
            <text:p><text:s text:c="3"/>0.62<text:s/></text:p>
          </table:table-cell>
          <table:table-cell office:value-type="float" office:value="7.5653703318488894" table:style-name="ce19">
            <text:p><text:s text:c="3"/>7.57<text:s/></text:p>
          </table:table-cell>
          <table:table-cell office:value-type="float" office:value="86" table:style-name="ce20">
            <text:p><text:s text:c="3"/>86<text:s/></text:p>
          </table:table-cell>
          <table:table-cell office:value-type="float" office:value="0.19235887903981605" table:style-name="ce19">
            <text:p><text:s text:c="3"/>0.19<text:s/></text:p>
          </table:table-cell>
          <table:table-cell office:value-type="float" office:value="2.34" table:style-name="ce19">
            <text:p><text:s text:c="3"/>2.34<text:s/></text:p>
          </table:table-cell>
          <table:table-cell office:value-type="float" office:value="295" table:style-name="ce20">
            <text:p><text:s text:c="3"/>295<text:s/></text:p>
          </table:table-cell>
          <table:table-cell office:value-type="float" office:value="0.6598356897296016" table:style-name="ce19">
            <text:p><text:s text:c="3"/>0.66<text:s/></text:p>
          </table:table-cell>
          <table:table-cell office:value-type="float" office:value="8.0299999999999994" table:style-name="ce19">
            <text:p><text:s text:c="3"/>8.03<text:s/></text:p>
          </table:table-cell>
          <table:table-cell office:value-type="float" office:value="209" table:style-name="ce20">
            <text:p><text:s text:c="3"/>209<text:s/></text:p>
          </table:table-cell>
          <table:table-cell office:value-type="float" office:value="0.46747681068978553" table:style-name="ce19">
            <text:p><text:s text:c="3"/>0.47<text:s/></text:p>
          </table:table-cell>
          <table:table-cell office:value-type="float" office:value="5.69" table:style-name="ce19">
            <text:p><text:s text:c="3"/>5.69<text:s/></text:p>
          </table:table-cell>
          <table:table-cell office:value-type="float" office:value="226" table:style-name="ce20">
            <text:p><text:s text:c="3"/>226<text:s/></text:p>
          </table:table-cell>
          <table:table-cell office:value-type="float" office:value="216" table:style-name="ce20">
            <text:p><text:s text:c="3"/>216<text:s/></text:p>
          </table:table-cell>
          <table:table-cell office:value-type="float" office:value="10" table:style-name="ce20">
            <text:p><text:s text:c="3"/>10<text:s/></text:p>
          </table:table-cell>
          <table:table-cell office:value-type="float" office:value="0.5055012402674236" table:style-name="ce19">
            <text:p><text:s text:c="3"/>0.51<text:s/></text:p>
          </table:table-cell>
          <table:table-cell office:value-type="float" office:value="6.15" table:style-name="ce19">
            <text:p><text:s text:c="3"/>6.15<text:s/></text:p>
          </table:table-cell>
          <table:table-cell office:value-type="float" office:value="85" table:style-name="ce20">
            <text:p><text:s text:c="3"/>85<text:s/></text:p>
          </table:table-cell>
          <table:table-cell office:value-type="float" office:value="85" table:style-name="ce20">
            <text:p><text:s text:c="3"/>85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19012214788819029" table:style-name="ce19">
            <text:p><text:s text:c="3"/>0.19<text:s/></text:p>
          </table:table-cell>
          <table:table-cell office:value-type="float" office:value="2.31" table:style-name="ce21">
            <text:p><text:s text:c="3"/>2.31<text:s/></text:p>
          </table:table-cell>
          <table:table-cell table:number-columns-repeated="16361" table:style-name="ce1"/>
        </table:table-row>
        <table:table-row table:style-name="ro9">
          <table:table-cell office:value-type="string" table:style-name="ce17">
            <text:p>嘉義市</text:p>
          </table:table-cell>
          <table:table-cell office:value-type="float" office:value="-79" table:style-name="ce18">
            <text:p><text:s/>－79<text:s/></text:p>
          </table:table-cell>
          <table:table-cell office:value-type="float" office:value="-0.29421184742694978" table:style-name="ce19">
            <text:p><text:s/>－0.29<text:s/></text:p>
          </table:table-cell>
          <table:table-cell office:value-type="float" office:value="-3.5795774770278896" table:style-name="ce19">
            <text:p><text:s/>－3.58<text:s/></text:p>
          </table:table-cell>
          <table:table-cell office:value-type="float" office:value="-28" table:style-name="ce20">
            <text:p><text:s/>－28<text:s/></text:p>
          </table:table-cell>
          <table:table-cell office:value-type="float" office:value="-0.10427761680955183" table:style-name="ce19">
            <text:p><text:s/>－0.10<text:s/></text:p>
          </table:table-cell>
          <table:table-cell office:value-type="float" office:value="-1.27" table:style-name="ce19">
            <text:p><text:s/>－1.27<text:s/></text:p>
          </table:table-cell>
          <table:table-cell office:value-type="float" office:value="141" table:style-name="ce20">
            <text:p><text:s text:c="3"/>141<text:s/></text:p>
          </table:table-cell>
          <table:table-cell office:value-type="float" office:value="0.52511228464810034" table:style-name="ce19">
            <text:p><text:s text:c="3"/>0.53<text:s/></text:p>
          </table:table-cell>
          <table:table-cell office:value-type="float" office:value="6.39" table:style-name="ce19">
            <text:p><text:s text:c="3"/>6.39<text:s/></text:p>
          </table:table-cell>
          <table:table-cell office:value-type="float" office:value="169" table:style-name="ce20">
            <text:p><text:s text:c="3"/>169<text:s/></text:p>
          </table:table-cell>
          <table:table-cell office:value-type="float" office:value="0.62938990145765206" table:style-name="ce19">
            <text:p><text:s text:c="3"/>0.63<text:s/></text:p>
          </table:table-cell>
          <table:table-cell office:value-type="float" office:value="7.66" table:style-name="ce19">
            <text:p><text:s text:c="3"/>7.66<text:s/></text:p>
          </table:table-cell>
          <table:table-cell office:value-type="float" office:value="139" table:style-name="ce20">
            <text:p><text:s text:c="3"/>139<text:s/></text:p>
          </table:table-cell>
          <table:table-cell office:value-type="float" office:value="138" table:style-name="ce20">
            <text:p><text:s text:c="3"/>138<text:s/></text:p>
          </table:table-cell>
          <table:table-cell office:value-type="float" office:value="1" table:style-name="ce20">
            <text:p><text:s text:c="3"/>1<text:s/></text:p>
          </table:table-cell>
          <table:table-cell office:value-type="float" office:value="0.51766388344741798" table:style-name="ce19">
            <text:p><text:s text:c="3"/>0.52<text:s/></text:p>
          </table:table-cell>
          <table:table-cell office:value-type="float" office:value="6.3" table:style-name="ce19">
            <text:p><text:s text:c="3"/>6.30<text:s/></text:p>
          </table:table-cell>
          <table:table-cell office:value-type="float" office:value="56" table:style-name="ce20">
            <text:p><text:s text:c="3"/>56<text:s/></text:p>
          </table:table-cell>
          <table:table-cell office:value-type="float" office:value="56" table:style-name="ce20">
            <text:p><text:s text:c="3"/>56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20855523361910366" table:style-name="ce19">
            <text:p><text:s text:c="3"/>0.21<text:s/></text:p>
          </table:table-cell>
          <table:table-cell office:value-type="float" office:value="2.54" table:style-name="ce21">
            <text:p><text:s text:c="3"/>2.54<text:s/></text:p>
          </table:table-cell>
          <table:table-cell table:number-columns-repeated="16361" table:style-name="ce1"/>
        </table:table-row>
        <table:table-row table:style-name="ro8">
          <table:table-cell office:value-type="string" table:style-name="ce12">
            <text:p>福建省</text:p>
          </table:table-cell>
          <table:table-cell office:value-type="float" office:value="-159" table:style-name="ce13">
            <text:p><text:s/>－159<text:s/></text:p>
          </table:table-cell>
          <table:table-cell office:value-type="float" office:value="-1.0423837152129019" table:style-name="ce14">
            <text:p><text:s/>－1.04<text:s/></text:p>
          </table:table-cell>
          <table:table-cell office:value-type="float" office:value="-12.682335201756974" table:style-name="ce14">
            <text:p><text:s/>－12.68<text:s/></text:p>
          </table:table-cell>
          <table:table-cell office:value-type="float" office:value="42" table:style-name="ce20">
            <text:p><text:s text:c="3"/>42<text:s/></text:p>
          </table:table-cell>
          <table:table-cell office:value-type="float" office:value="0.27534664175435147" table:style-name="ce14">
            <text:p><text:s text:c="3"/>0.28<text:s/></text:p>
          </table:table-cell>
          <table:table-cell office:value-type="float" office:value="3.35" table:style-name="ce14">
            <text:p><text:s text:c="3"/>3.35<text:s/></text:p>
          </table:table-cell>
          <table:table-cell office:value-type="float" office:value="106" table:style-name="ce16">
            <text:p><text:s text:c="3"/>106<text:s/></text:p>
          </table:table-cell>
          <table:table-cell office:value-type="float" office:value="0.69492247680860131" table:style-name="ce14">
            <text:p><text:s text:c="3"/>0.69<text:s/></text:p>
          </table:table-cell>
          <table:table-cell office:value-type="float" office:value="8.4600000000000009" table:style-name="ce14">
            <text:p><text:s text:c="3"/>8.46<text:s/></text:p>
          </table:table-cell>
          <table:table-cell office:value-type="float" office:value="64" table:style-name="ce16">
            <text:p><text:s text:c="3"/>64<text:s/></text:p>
          </table:table-cell>
          <table:table-cell office:value-type="float" office:value="0.41957583505424989" table:style-name="ce14">
            <text:p><text:s text:c="3"/>0.42<text:s/></text:p>
          </table:table-cell>
          <table:table-cell office:value-type="float" office:value="5.1100000000000003" table:style-name="ce14">
            <text:p><text:s text:c="3"/>5.11<text:s/></text:p>
          </table:table-cell>
          <table:table-cell office:value-type="float" office:value="57" table:style-name="ce16">
            <text:p><text:s text:c="3"/>57<text:s/></text:p>
          </table:table-cell>
          <table:table-cell office:value-type="float" office:value="57" table:style-name="ce16">
            <text:p><text:s text:c="3"/>57<text:s/></text:p>
          </table:table-cell>
          <table:table-cell office:value-type="float" office:value="0" table:style-name="ce16">
            <text:p>－<text:s/></text:p>
          </table:table-cell>
          <table:table-cell office:value-type="float" office:value="0.37368472809519127" table:style-name="ce14">
            <text:p><text:s text:c="3"/>0.37<text:s/></text:p>
          </table:table-cell>
          <table:table-cell office:value-type="float" office:value="4.55" table:style-name="ce14">
            <text:p><text:s text:c="3"/>4.55<text:s/></text:p>
          </table:table-cell>
          <table:table-cell office:value-type="float" office:value="23" table:style-name="ce16">
            <text:p><text:s text:c="3"/>23<text:s/></text:p>
          </table:table-cell>
          <table:table-cell office:value-type="float" office:value="23" table:style-name="ce16">
            <text:p><text:s text:c="3"/>23<text:s/></text:p>
          </table:table-cell>
          <table:table-cell office:value-type="float" office:value="0" table:style-name="ce16">
            <text:p>－<text:s/></text:p>
          </table:table-cell>
          <table:table-cell office:value-type="float" office:value="0.15078506572262104" table:style-name="ce14">
            <text:p><text:s text:c="3"/>0.15<text:s/></text:p>
          </table:table-cell>
          <table:table-cell office:value-type="float" office:value="1.84" table:style-name="ce15">
            <text:p><text:s text:c="3"/>1.84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17">
            <text:p>金門縣</text:p>
          </table:table-cell>
          <table:table-cell office:value-type="float" office:value="-159" table:style-name="ce18">
            <text:p><text:s/>－159<text:s/></text:p>
          </table:table-cell>
          <table:table-cell office:value-type="float" office:value="-1.1402753872633391" table:style-name="ce19">
            <text:p><text:s/>－1.14<text:s/></text:p>
          </table:table-cell>
          <table:table-cell office:value-type="float" office:value="-13.873350545037292" table:style-name="ce19">
            <text:p><text:s/>－13.87<text:s/></text:p>
          </table:table-cell>
          <table:table-cell office:value-type="float" office:value="38" table:style-name="ce20">
            <text:p><text:s text:c="3"/>38<text:s/></text:p>
          </table:table-cell>
          <table:table-cell office:value-type="float" office:value="0.27251864601262188" table:style-name="ce19">
            <text:p><text:s text:c="3"/>0.27<text:s/></text:p>
          </table:table-cell>
          <table:table-cell office:value-type="float" office:value="3.32" table:style-name="ce19">
            <text:p><text:s text:c="3"/>3.32<text:s/></text:p>
          </table:table-cell>
          <table:table-cell office:value-type="float" office:value="96" table:style-name="ce20">
            <text:p><text:s text:c="3"/>96<text:s/></text:p>
          </table:table-cell>
          <table:table-cell office:value-type="float" office:value="0.6884681583476765" table:style-name="ce19">
            <text:p><text:s text:c="3"/>0.69<text:s/></text:p>
          </table:table-cell>
          <table:table-cell office:value-type="float" office:value="8.3800000000000008" table:style-name="ce19">
            <text:p><text:s text:c="3"/>8.38<text:s/></text:p>
          </table:table-cell>
          <table:table-cell office:value-type="float" office:value="58" table:style-name="ce20">
            <text:p><text:s text:c="3"/>58<text:s/></text:p>
          </table:table-cell>
          <table:table-cell office:value-type="float" office:value="0.41594951233505451" table:style-name="ce19">
            <text:p><text:s text:c="3"/>0.42<text:s/></text:p>
          </table:table-cell>
          <table:table-cell office:value-type="float" office:value="5.0599999999999996" table:style-name="ce19">
            <text:p><text:s text:c="3"/>5.06<text:s/></text:p>
          </table:table-cell>
          <table:table-cell office:value-type="float" office:value="48" table:style-name="ce20">
            <text:p><text:s text:c="3"/>48<text:s/></text:p>
          </table:table-cell>
          <table:table-cell office:value-type="float" office:value="48" table:style-name="ce20">
            <text:p><text:s text:c="3"/>48<text:s/></text:p>
          </table:table-cell>
          <table:table-cell office:value-type="float" office:value="0" table:style-name="ce20">
            <text:p>－<text:s/></text:p>
          </table:table-cell>
          <table:table-cell office:value-type="float" office:value="0.34423407917383825" table:style-name="ce19">
            <text:p><text:s text:c="3"/>0.34<text:s/></text:p>
          </table:table-cell>
          <table:table-cell office:value-type="float" office:value="4.1900000000000004" table:style-name="ce19">
            <text:p><text:s text:c="3"/>4.19<text:s/></text:p>
          </table:table-cell>
          <table:table-cell office:value-type="float" office:value="21" table:style-name="ce20">
            <text:p><text:s text:c="3"/>21<text:s/></text:p>
          </table:table-cell>
          <table:table-cell office:value-type="float" office:value="21" table:style-name="ce20">
            <text:p><text:s text:c="3"/>21<text:s/></text:p>
          </table:table-cell>
          <table:table-cell office:value-type="float" office:value="0" table:style-name="ce16">
            <text:p>－<text:s/></text:p>
          </table:table-cell>
          <table:table-cell office:value-type="float" office:value="0.15060240963855423" table:style-name="ce19">
            <text:p><text:s text:c="3"/>0.15<text:s/></text:p>
          </table:table-cell>
          <table:table-cell office:value-type="float" office:value="1.83" table:style-name="ce21">
            <text:p><text:s text:c="3"/>1.83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22">
            <text:p>連江縣</text:p>
          </table:table-cell>
          <table:table-cell office:value-type="float" office:value="0" table:style-name="ce23">
            <text:p>－<text:s/></text:p>
          </table:table-cell>
          <table:table-cell office:value-type="float" office:value="0" table:style-name="ce24">
            <text:p>－<text:s/></text:p>
          </table:table-cell>
          <table:table-cell office:value-type="float" office:value="0" table:style-name="ce24">
            <text:p>－<text:s/></text:p>
          </table:table-cell>
          <table:table-cell office:value-type="float" office:value="4" table:style-name="ce25">
            <text:p><text:s text:c="3"/>4<text:s/></text:p>
          </table:table-cell>
          <table:table-cell office:value-type="float" office:value="0.30546009927453227" table:style-name="ce24">
            <text:p><text:s text:c="3"/>0.31<text:s/></text:p>
          </table:table-cell>
          <table:table-cell office:value-type="float" office:value="3.72" table:style-name="ce24">
            <text:p><text:s text:c="3"/>3.72<text:s/></text:p>
          </table:table-cell>
          <table:table-cell office:value-type="float" office:value="10" table:style-name="ce25">
            <text:p><text:s text:c="3"/>10<text:s/></text:p>
          </table:table-cell>
          <table:table-cell office:value-type="float" office:value="0.76365024818633065" table:style-name="ce24">
            <text:p><text:s text:c="3"/>0.76<text:s/></text:p>
          </table:table-cell>
          <table:table-cell office:value-type="float" office:value="9.2899999999999991" table:style-name="ce24">
            <text:p><text:s text:c="3"/>9.29<text:s/></text:p>
          </table:table-cell>
          <table:table-cell office:value-type="float" office:value="6" table:style-name="ce25">
            <text:p><text:s text:c="3"/>6<text:s/></text:p>
          </table:table-cell>
          <table:table-cell office:value-type="float" office:value="0.45819014891179838" table:style-name="ce24">
            <text:p><text:s text:c="3"/>0.46<text:s/></text:p>
          </table:table-cell>
          <table:table-cell office:value-type="float" office:value="5.57" table:style-name="ce24">
            <text:p><text:s text:c="3"/>5.57<text:s/></text:p>
          </table:table-cell>
          <table:table-cell office:value-type="float" office:value="9" table:style-name="ce25">
            <text:p><text:s text:c="3"/>9<text:s/></text:p>
          </table:table-cell>
          <table:table-cell office:value-type="float" office:value="9" table:style-name="ce25">
            <text:p><text:s text:c="3"/>9<text:s/></text:p>
          </table:table-cell>
          <table:table-cell office:value-type="float" office:value="0" table:style-name="ce25">
            <text:p>－<text:s/></text:p>
          </table:table-cell>
          <table:table-cell office:value-type="float" office:value="0.6872852233676976" table:style-name="ce24">
            <text:p><text:s text:c="3"/>0.69<text:s/></text:p>
          </table:table-cell>
          <table:table-cell office:value-type="float" office:value="8.36" table:style-name="ce24">
            <text:p><text:s text:c="3"/>8.36<text:s/></text:p>
          </table:table-cell>
          <table:table-cell office:value-type="float" office:value="2" table:style-name="ce25">
            <text:p><text:s text:c="3"/>2<text:s/></text:p>
          </table:table-cell>
          <table:table-cell office:value-type="float" office:value="2" table:style-name="ce25">
            <text:p><text:s text:c="3"/>2<text:s/></text:p>
          </table:table-cell>
          <table:table-cell office:value-type="float" office:value="0" table:style-name="ce40">
            <text:p>－<text:s/></text:p>
          </table:table-cell>
          <table:table-cell office:value-type="float" office:value="0.15273004963726614" table:style-name="ce24">
            <text:p><text:s text:c="3"/>0.15<text:s/></text:p>
          </table:table-cell>
          <table:table-cell office:value-type="float" office:value="1.86" table:style-name="ce26">
            <text:p><text:s text:c="3"/>1.86<text:s/></text:p>
          </table:table-cell>
          <table:table-cell table:number-columns-repeated="16361" table:style-name="ce1"/>
        </table:table-row>
        <table:table-row table:style-name="ro10">
          <table:table-cell office:value-type="string" table:style-name="ce27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28"/>
          <table:table-cell table:number-columns-repeated="5" table:style-name="ce1"/>
          <table:table-cell office:value-type="string" table:style-name="ce37">
            <text:p>內政部戶政司 民國108年7月5日編製</text:p>
          </table:table-cell>
          <table:table-cell table:number-columns-repeated="2" table:style-name="ce30"/>
          <table:table-cell table:number-columns-repeated="16359"/>
        </table:table-row>
        <table:table-row table:style-name="ro4">
          <table:table-cell office:value-type="string" table:style-name="ce31">
            <text:p><text:s text:c="7"/>「0.00」表示未滿百分之0.005。</text:p>
          </table:table-cell>
          <table:table-cell table:number-columns-repeated="16" table:style-name="ce28"/>
          <table:table-cell table:style-name="ce29"/>
          <table:table-cell table:number-columns-repeated="5" table:style-name="ce30"/>
          <table:table-cell table:number-columns-repeated="16361" table:style-name="ce1"/>
        </table:table-row>
        <table:table-row table:style-name="ro11">
          <table:table-cell office:value-type="string" table:style-name="ce32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33"/>
          <table:table-cell table:number-columns-repeated="16361" table:style-name="ce34"/>
        </table:table-row>
        <table:table-row table:style-name="ro10">
          <table:table-cell office:value-type="string" table:style-name="ce32">
            <text:p><text:s text:c="6"/>3.本表相同性別2人之結婚及終止結婚資料係自108年5月24日起統計。</text:p>
          </table:table-cell>
          <table:table-cell table:number-columns-repeated="21" table:style-name="ce28"/>
          <table:table-cell table:style-name="ce1"/>
          <table:table-cell table:number-columns-repeated="16361" table:style-name="ce28"/>
        </table:table-row>
        <table:table-row table:number-rows-repeated="39" table:style-name="ro12">
          <table:table-cell table:number-columns-repeated="16384" table:style-name="ce28"/>
        </table:table-row>
        <table:table-row table:number-rows-repeated="2843" table:style-name="ro13">
          <table:table-cell table:number-columns-repeated="16384" table:style-name="ce28"/>
        </table:table-row>
        <table:table-row table:number-rows-repeated="1045660" table:style-name="ro13">
          <table:table-cell table:number-columns-repeated="16384"/>
        </table:table-row>
        <table:named-expressions>
          <table:named-expression table:name="\a" table:expression="of:=[.#REF!]" table:base-cell-address="06_人口增加&amp;生死結離.$A$1"/>
          <table:named-expression table:name="\b" table:expression="of:=[.#REF!]" table:base-cell-address="06_人口增加&amp;生死結離.$A$1"/>
          <table:named-expression table:name="NAME" table:expression="of:=[.#REF!]" table:base-cell-address="06_人口增加&amp;生死結離.$A$1"/>
          <table:named-expression table:name="P_1" table:expression="of:=[.#REF!]" table:base-cell-address="06_人口增加&amp;生死結離.$A$1"/>
          <table:named-expression table:name="P_11" table:expression="of:=[.#REF!]" table:base-cell-address="06_人口增加&amp;生死結離.$A$1"/>
          <table:named-expression table:name="P_2" table:expression="of:=[.#REF!]" table:base-cell-address="06_人口增加&amp;生死結離.$A$1"/>
          <table:named-range table:name="Print_Area" table:cell-range-address="06_人口增加&amp;生死結離.$A$1:06_人口增加&amp;生死結離.$W$35" table:base-cell-address="06_人口增加&amp;生死結離.$A$1"/>
          <table:named-expression table:name="PRINT_AREA_MI" table:expression="of:=[.#REF!]" table:base-cell-address="06_人口增加&amp;生死結離.$A$1"/>
          <table:named-range table:name="Print_Titles" table:cell-range-address="06_人口增加&amp;生死結離.$A$1:06_人口增加&amp;生死結離.$XFD$5" table:base-cell-address="06_人口增加&amp;生死結離.$A$1"/>
          <table:named-expression table:name="月底人口數" table:expression="of:=[.#REF!]" table:base-cell-address="06_人口增加&amp;生死結離.$A$1"/>
          <table:named-expression table:name="出生" table:expression="of:=[.#REF!]" table:base-cell-address="06_人口增加&amp;生死結離.$A$1"/>
          <table:named-expression table:name="死亡" table:expression="of:=[.#REF!]" table:base-cell-address="06_人口增加&amp;生死結離.$A$1"/>
          <table:named-expression table:name="結婚" table:expression="of:=[.#REF!]" table:base-cell-address="06_人口增加&amp;生死結離.$A$1"/>
          <table:named-expression table:name="鄰數戶數" table:expression="of:=[.#REF!]" table:base-cell-address="06_人口增加&amp;生死結離.$A$1"/>
          <table:named-expression table:name="離婚" table:expression="of:=[.#REF!]" table:base-cell-address="06_人口增加&amp;生死結離.$A$1"/>
        </table:named-expressions>
      </table:table>
      <table:named-expressions>
        <table:named-expression table:name="\a" table:expression="of:=[.#REF!]" table:base-cell-address="06_人口增加&amp;生死結離.$A$1"/>
        <table:named-expression table:name="\b" table:expression="of:=[.#REF!]" table:base-cell-address="06_人口增加&amp;生死結離.$A$1"/>
        <table:named-expression table:name="NAME" table:expression="of:=[.#REF!]" table:base-cell-address="06_人口增加&amp;生死結離.$A$1"/>
        <table:named-expression table:name="P_1" table:expression="of:=[.#REF!]" table:base-cell-address="06_人口增加&amp;生死結離.$A$1"/>
        <table:named-expression table:name="P_11" table:expression="of:=[.#REF!]" table:base-cell-address="06_人口增加&amp;生死結離.$A$1"/>
        <table:named-expression table:name="P_2" table:expression="of:=[.#REF!]" table:base-cell-address="06_人口增加&amp;生死結離.$A$1"/>
        <table:named-expression table:name="Print_Area" table:expression="of:=[.#REF!]" table:base-cell-address="06_人口增加&amp;生死結離.$A$1"/>
        <table:named-expression table:name="PRINT_AREA_MI" table:expression="of:=[.#REF!]" table:base-cell-address="06_人口增加&amp;生死結離.$A$1"/>
        <table:named-expression table:name="rd_rf_f_97y_9802_data" table:expression="of:=[.#REF!]" table:base-cell-address="06_人口增加&amp;生死結離.$A$1"/>
        <table:named-expression table:name="rd_rg_f_84y_97y_data" table:expression="of:=[.#REF!]" table:base-cell-address="06_人口增加&amp;生死結離.$A$1"/>
        <table:named-expression table:name="rd_rg_f_9805_data" table:expression="of:=[.#REF!]" table:base-cell-address="06_人口增加&amp;生死結離.$A$1"/>
        <table:named-expression table:name="rd_rg_f_9806_data" table:expression="of:=[.#REF!]" table:base-cell-address="06_人口增加&amp;生死結離.$A$1"/>
        <table:named-expression table:name="rd_rg_f_9807_data" table:expression="of:=[.#REF!]" table:base-cell-address="06_人口增加&amp;生死結離.$A$1"/>
        <table:named-expression table:name="rd_rg_f_9808_data" table:expression="of:=[.#REF!]" table:base-cell-address="06_人口增加&amp;生死結離.$A$1"/>
        <table:named-expression table:name="rd_rg_f_98y_9803_data" table:expression="of:=[.#REF!]" table:base-cell-address="06_人口增加&amp;生死結離.$A$1"/>
        <table:named-expression table:name="rd_rg_f_98y_9804_data" table:expression="of:=[.#REF!]" table:base-cell-address="06_人口增加&amp;生死結離.$A$1"/>
        <table:named-expression table:name="rd_rg_q_84y_97y_data" table:expression="of:=[.#REF!]" table:base-cell-address="06_人口增加&amp;生死結離.$A$1"/>
        <table:named-expression table:name="rd_rg_q_97y_9802_data" table:expression="of:=[.#REF!]" table:base-cell-address="06_人口增加&amp;生死結離.$A$1"/>
        <table:named-expression table:name="rd_rg_q_9805_data" table:expression="of:=[.#REF!]" table:base-cell-address="06_人口增加&amp;生死結離.$A$1"/>
        <table:named-expression table:name="rd_rg_q_9806_data" table:expression="of:=[.#REF!]" table:base-cell-address="06_人口增加&amp;生死結離.$A$1"/>
        <table:named-expression table:name="rd_rg_q_9807_data" table:expression="of:=[.#REF!]" table:base-cell-address="06_人口增加&amp;生死結離.$A$1"/>
        <table:named-expression table:name="rd_rg_q_9808_data" table:expression="of:=[.#REF!]" table:base-cell-address="06_人口增加&amp;生死結離.$A$1"/>
        <table:named-expression table:name="rd_rg_q_98y_9803_data" table:expression="of:=[.#REF!]" table:base-cell-address="06_人口增加&amp;生死結離.$A$1"/>
        <table:named-expression table:name="rd_rg_q_98y_9804_data" table:expression="of:=[.#REF!]" table:base-cell-address="06_人口增加&amp;生死結離.$A$1"/>
        <table:named-expression table:name="rd_rg_q9607" table:expression="of:=[.#REF!]" table:base-cell-address="06_人口增加&amp;生死結離.$A$1"/>
        <table:named-expression table:name="rd_t_84y_97y_data" table:expression="of:=[.#REF!]" table:base-cell-address="06_人口增加&amp;生死結離.$A$1"/>
        <table:named-expression table:name="rd_t_97y_9802_data" table:expression="of:=[.#REF!]" table:base-cell-address="06_人口增加&amp;生死結離.$A$1"/>
        <table:named-expression table:name="rd_t_9805_data" table:expression="of:=[.#REF!]" table:base-cell-address="06_人口增加&amp;生死結離.$A$1"/>
        <table:named-expression table:name="rd_t_9806_data" table:expression="of:=[.#REF!]" table:base-cell-address="06_人口增加&amp;生死結離.$A$1"/>
        <table:named-expression table:name="rd_t_9807_data" table:expression="of:=[.#REF!]" table:base-cell-address="06_人口增加&amp;生死結離.$A$1"/>
        <table:named-expression table:name="rd_t_9808_data" table:expression="of:=[.#REF!]" table:base-cell-address="06_人口增加&amp;生死結離.$A$1"/>
        <table:named-expression table:name="rd_t_98y_9803_data" table:expression="of:=[.#REF!]" table:base-cell-address="06_人口增加&amp;生死結離.$A$1"/>
        <table:named-expression table:name="rd_t_98y_9804_data" table:expression="of:=[.#REF!]" table:base-cell-address="06_人口增加&amp;生死結離.$A$1"/>
        <table:named-expression table:name="rd_t9607" table:expression="of:=[.#REF!]" table:base-cell-address="06_人口增加&amp;生死結離.$A$1"/>
        <table:named-expression table:name="月底人口數" table:expression="of:=[.#REF!]" table:base-cell-address="06_人口增加&amp;生死結離.$A$1"/>
        <table:named-expression table:name="出生" table:expression="of:=[.#REF!]" table:base-cell-address="06_人口增加&amp;生死結離.$A$1"/>
        <table:named-expression table:name="死亡" table:expression="of:=[.#REF!]" table:base-cell-address="06_人口增加&amp;生死結離.$A$1"/>
        <table:named-expression table:name="結婚" table:expression="of:=[.#REF!]" table:base-cell-address="06_人口增加&amp;生死結離.$A$1"/>
        <table:named-expression table:name="鄰數戶數" table:expression="of:=[.#REF!]" table:base-cell-address="06_人口增加&amp;生死結離.$A$1"/>
        <table:named-expression table:name="離婚" table:expression="of:=[.#REF!]" table:base-cell-address="06_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2" number:min-integer-digits="1" number:grouping="true"/>
      <number:text> </number:text>
    </number:number-style>
    <number:number-style style:name="N51P1">
      <number:text> －</number:text>
      <number:number number:decimal-places="2" number:min-integer-digits="1" number:grouping="true"/>
      <number:text> </number:text>
    </number:number-style>
    <number:text-style style:name="N51">
      <number:text>－ 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2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3"/>
    <style:style style:name="_21315__20998__20301__91_0_93__32_5" style:display-name="千分位[0] 5" style:family="table-cell" style:data-style-name="N3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67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7-09T00:33:51Z</dc:date>
    <meta:print-date>2019-07-04T01:11:26Z</meta:print-date>
  </office:meta>
</office:document-meta>
</file>